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326in" fo:margin-left="0.4924in" table:align="left"/>
    </style:style>
    <style:style style:name="Table1.A" style:family="table-column">
      <style:table-column-properties style:column-width="1.6389in"/>
    </style:style>
    <style:style style:name="Table1.B" style:family="table-column">
      <style:table-column-properties style:column-width="2.5799in"/>
    </style:style>
    <style:style style:name="Table1.C" style:family="table-column">
      <style:table-column-properties style:column-width="2.213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Quotations" style:list-style-name="L1">
      <style:paragraph-properties fo:margin-top="0in" fo:margin-bottom="0in" style:contextual-spacing="false"/>
    </style:style>
    <style:style style:name="P2" style:family="paragraph" style:parent-style-name="Quotations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Preformatted_20_Text" style:list-style-name="L3"/>
    <style:style style:name="P7" style:family="paragraph" style:parent-style-name="Preformatted_20_Text" style:list-style-name="L3">
      <style:paragraph-properties fo:margin-top="0in" fo:margin-bottom="0.1965in" style:contextual-spacing="false"/>
    </style:style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Quotations" style:list-style-name="L3"/>
    <style:style style:name="P10" style:family="paragraph" style:parent-style-name="Text_20_body" style:list-style-name="L4"/>
    <style:style style:name="P11" style:family="paragraph" style:parent-style-name="Preformatted_20_Text" style:list-style-name="L4"/>
    <style:style style:name="P12" style:family="paragraph" style:parent-style-name="Preformatted_20_Text" style:list-style-name="L4">
      <style:paragraph-properties fo:margin-top="0in" fo:margin-bottom="0.1965in" style:contextual-spacing="false"/>
    </style:style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Quotations" style:list-style-name="L5"/>
    <style:style style:name="P16" style:family="paragraph" style:parent-style-name="Preformatted_20_Text" style:list-style-name="L5">
      <style:paragraph-properties fo:margin-left="0.3937in" fo:margin-right="0.3937in" fo:text-indent="0in" style:auto-text-indent="false"/>
    </style:style>
    <style:style style:name="P17" style:family="paragraph" style:parent-style-name="Preformatted_20_Text" style:list-style-name="L5">
      <style:paragraph-properties fo:margin-left="0.3937in" fo:margin-right="0.3937in" fo:margin-top="0in" fo:margin-bottom="0.1965in" style:contextual-spacing="false" fo:text-indent="0in" style:auto-text-indent="false"/>
    </style:style>
    <style:style style:name="P18" style:family="paragraph" style:parent-style-name="Quotations" style:list-style-name="L5">
      <style:paragraph-properties fo:margin-top="0in" fo:margin-bottom="0in" style:contextual-spacing="false"/>
    </style:style>
    <style:style style:name="P19" style:family="paragraph" style:parent-style-name="Preformatted_20_Text" style:list-style-name="L5"/>
    <style:style style:name="P20" style:family="paragraph" style:parent-style-name="Preformatted_20_Text" style:list-style-name="L5">
      <style:paragraph-properties fo:margin-top="0in" fo:margin-bottom="0.1965in" style:contextual-spacing="false"/>
    </style:style>
    <style:style style:name="P21" style:family="paragraph" style:parent-style-name="Text_20_body" style:list-style-name="L5">
      <style:paragraph-properties fo:margin-top="0in" fo:margin-bottom="0in" style:contextual-spacing="false"/>
    </style:style>
    <style:style style:name="P22" style:family="paragraph" style:parent-style-name="Text_20_body" style:list-style-name="L6">
      <style:paragraph-properties fo:margin-top="0in" fo:margin-bottom="0in" style:contextual-spacing="false"/>
    </style:style>
    <style:style style:name="P23" style:family="paragraph" style:parent-style-name="Text_20_body" style:list-style-name="L6"/>
    <style:style style:name="P24" style:family="paragraph" style:parent-style-name="Text_20_body" style:list-style-name="L7">
      <style:paragraph-properties fo:margin-top="0in" fo:margin-bottom="0in" style:contextual-spacing="false"/>
    </style:style>
    <style:style style:name="P25" style:family="paragraph" style:parent-style-name="Text_20_body" style:list-style-name="L7"/>
    <style:style style:name="P26" style:family="paragraph" style:parent-style-name="Preformatted_20_Text" style:list-style-name="L7"/>
    <style:style style:name="P27" style:family="paragraph" style:parent-style-name="Preformatted_20_Text" style:list-style-name="L7">
      <style:paragraph-properties fo:margin-top="0in" fo:margin-bottom="0.1965in" style:contextual-spacing="false"/>
    </style:style>
    <style:style style:name="P28" style:family="paragraph" style:parent-style-name="Preformatted_20_Text">
      <style:paragraph-properties fo:margin-top="0in" fo:margin-bottom="0.1965in" style:contextual-spacing="false"/>
    </style:style>
    <style:style style:name="P29" style:family="paragraph" style:parent-style-name="Text_20_body" style:list-style-name="L8">
      <style:paragraph-properties fo:margin-top="0in" fo:margin-bottom="0in" style:contextual-spacing="false"/>
    </style:style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P32" style:family="paragraph" style:parent-style-name="Preformatted_20_Text" style:list-style-name="L9"/>
    <style:style style:name="P33" style:family="paragraph" style:parent-style-name="Preformatted_20_Text" style:list-style-name="L9">
      <style:paragraph-properties fo:margin-top="0in" fo:margin-bottom="0.1965in" style:contextual-spacing="false"/>
    </style:style>
    <style:style style:name="P34" style:family="paragraph" style:parent-style-name="Text_20_body" style:list-style-name="L9">
      <style:paragraph-properties fo:margin-top="0in" fo:margin-bottom="0in" style:contextual-spacing="false"/>
    </style:style>
    <style:style style:name="P35" style:family="paragraph" style:parent-style-name="Text_20_body" style:list-style-name="L10"/>
    <style:style style:name="P36" style:family="paragraph" style:parent-style-name="Text_20_body" style:list-style-name="L10">
      <style:paragraph-properties fo:margin-top="0in" fo:margin-bottom="0in" style:contextual-spacing="false"/>
    </style:style>
    <style:style style:name="P37" style:family="paragraph" style:parent-style-name="Preformatted_20_Text" style:list-style-name="L10"/>
    <style:style style:name="P38" style:family="paragraph" style:parent-style-name="Preformatted_20_Text" style:list-style-name="L10">
      <style:paragraph-properties fo:margin-top="0in" fo:margin-bottom="0.1965in" style:contextual-spacing="false"/>
    </style:style>
    <style:style style:name="P39" style:family="paragraph" style:parent-style-name="Text_20_body" style:list-style-name="L11"/>
    <style:style style:name="P40" style:family="paragraph" style:parent-style-name="Text_20_body" style:list-style-name="L11">
      <style:paragraph-properties fo:margin-top="0in" fo:margin-bottom="0in" style:contextual-spacing="false"/>
    </style:style>
    <style:style style:name="P41" style:family="paragraph" style:parent-style-name="Text_20_body" style:list-style-name="L12">
      <style:paragraph-properties fo:margin-top="0in" fo:margin-bottom="0in" style:contextual-spacing="false"/>
    </style:style>
    <style:style style:name="P42" style:family="paragraph" style:parent-style-name="Text_20_body" style:list-style-name="L12"/>
    <style:style style:name="P43" style:family="paragraph" style:parent-style-name="Text_20_body" style:list-style-name="L13"/>
    <style:style style:name="P44" style:family="paragraph" style:parent-style-name="Text_20_body" style:list-style-name="L13">
      <style:paragraph-properties fo:margin-top="0in" fo:margin-bottom="0in" style:contextual-spacing="false"/>
    </style:style>
    <style:style style:name="P45" style:family="paragraph" style:parent-style-name="Text_20_body" style:list-style-name="L14">
      <style:paragraph-properties fo:margin-top="0in" fo:margin-bottom="0in" style:contextual-spacing="false"/>
    </style:style>
    <style:style style:name="P46" style:family="paragraph" style:parent-style-name="Text_20_body" style:list-style-name="L14"/>
    <style:style style:name="P47" style:family="paragraph" style:parent-style-name="Text_20_body" style:list-style-name="L15">
      <style:paragraph-properties fo:margin-top="0in" fo:margin-bottom="0in" style:contextual-spacing="false"/>
    </style:style>
    <style:style style:name="P48" style:family="paragraph" style:parent-style-name="Text_20_body" style:list-style-name="L15"/>
    <style:style style:name="P49" style:family="paragraph" style:parent-style-name="Text_20_body" style:list-style-name="L16">
      <style:paragraph-properties fo:margin-top="0in" fo:margin-bottom="0in" style:contextual-spacing="false"/>
    </style:style>
    <style:style style:name="P50" style:family="paragraph" style:parent-style-name="Text_20_body" style:list-style-name="L16"/>
    <style:style style:name="P51" style:family="paragraph" style:parent-style-name="Text_20_body" style:list-style-name="L17">
      <style:paragraph-properties fo:margin-top="0in" fo:margin-bottom="0in" style:contextual-spacing="false"/>
    </style:style>
    <style:style style:name="P52" style:family="paragraph" style:parent-style-name="Text_20_body" style:list-style-name="L17"/>
    <style:style style:name="P53" style:family="paragraph" style:parent-style-name="Preformatted_20_Text" style:list-style-name="L17"/>
    <style:style style:name="P54" style:family="paragraph" style:parent-style-name="Preformatted_20_Text" style:list-style-name="L17">
      <style:paragraph-properties fo:margin-top="0in" fo:margin-bottom="0.1965in" style:contextual-spacing="false"/>
    </style:style>
    <style:style style:name="P55" style:family="paragraph" style:parent-style-name="Text_20_body" style:list-style-name="L18">
      <style:paragraph-properties fo:margin-top="0in" fo:margin-bottom="0in" style:contextual-spacing="false"/>
    </style:style>
    <style:style style:name="P56" style:family="paragraph" style:parent-style-name="Text_20_body" style:list-style-name="L18"/>
    <style:style style:name="P57" style:family="paragraph" style:parent-style-name="Text_20_body" style:list-style-name="L19">
      <style:paragraph-properties fo:margin-top="0in" fo:margin-bottom="0in" style:contextual-spacing="false"/>
    </style:style>
    <style:style style:name="P58" style:family="paragraph" style:parent-style-name="Text_20_body" style:list-style-name="L19"/>
    <style:style style:name="P59" style:family="paragraph" style:parent-style-name="Text_20_body" style:list-style-name="L20"/>
    <style:style style:name="P60" style:family="paragraph" style:parent-style-name="Text_20_body" style:list-style-name="L20">
      <style:paragraph-properties fo:margin-top="0in" fo:margin-bottom="0in" style:contextual-spacing="false"/>
    </style:style>
    <style:style style:name="P61" style:family="paragraph" style:parent-style-name="Quotations" style:list-style-name="L21">
      <style:paragraph-properties fo:margin-top="0in" fo:margin-bottom="0in" style:contextual-spacing="false"/>
    </style:style>
    <style:style style:name="P62" style:family="paragraph" style:parent-style-name="Quotations" style:list-style-name="L21"/>
    <style:style style:name="P63" style:family="paragraph" style:parent-style-name="Text_20_body" style:list-style-name="L22">
      <style:paragraph-properties fo:margin-top="0in" fo:margin-bottom="0in" style:contextual-spacing="false"/>
    </style:style>
    <style:style style:name="P64" style:family="paragraph" style:parent-style-name="Text_20_body" style:list-style-name="L22"/>
    <style:style style:name="P65" style:family="paragraph" style:parent-style-name="Text_20_body" style:list-style-name="L23"/>
    <style:style style:name="P66" style:family="paragraph" style:parent-style-name="Preformatted_20_Text" style:list-style-name="L23"/>
    <style:style style:name="P67" style:family="paragraph" style:parent-style-name="Preformatted_20_Text" style:list-style-name="L23">
      <style:paragraph-properties fo:margin-top="0in" fo:margin-bottom="0.1965in" style:contextual-spacing="false"/>
    </style:style>
    <style:style style:name="P68" style:family="paragraph" style:parent-style-name="Text_20_body" style:list-style-name="L23">
      <style:paragraph-properties fo:margin-top="0in" fo:margin-bottom="0in" style:contextual-spacing="false"/>
    </style:style>
    <style:style style:name="P69" style:family="paragraph" style:parent-style-name="Text_20_body" style:list-style-name="L24">
      <style:paragraph-properties fo:margin-top="0in" fo:margin-bottom="0in" style:contextual-spacing="false"/>
    </style:style>
    <style:style style:name="P70" style:family="paragraph" style:parent-style-name="Text_20_body" style:list-style-name="L24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Lecture Outline (1 Hour Total): Floats &amp; Approximation Methods (Topic 5, Part 2)</text:span></text:p>
      <text:p text:style-name="Horizontal_20_Line"/>
      <text:p text:style-name="Quotations">Learning Goals for Today</text:p>
      <text:list text:style-name="L1">
        <text:list-item>
          <text:p text:style-name="P1">Deepen understanding of floating-point quirks with hands-on examples and analogies. </text:p>
        </text:list-item>
        <text:list-item>
          <text:p text:style-name="P1">Build intuition for why we use “close enough” (ε) instead of <text:span text:style-name="Source_20_Text">==</text:span> for floats. </text:p>
        </text:list-item>
        <text:list-item>
          <text:p text:style-name="P2">Implement and compare two approximate square-root algorithms: incremental search and bisection. </text:p>
        </text:list-item>
      </text:list>
      <text:p text:style-name="Horizontal_20_Line"/>
      <text:h text:style-name="Heading_20_2" text:outline-level="2">1. Warm-Up &amp; Recap (5 minutes)</text:h>
      <text:list text:style-name="L2">
        <text:list-item>
          <text:p text:style-name="P3"><text:span text:style-name="Strong_20_Emphasis">“Minute Paper” Prompt</text:span> (ask students to write 1–2 sentences): </text:p>
          <text:list>
            <text:list-item>
              <text:p text:style-name="P3">What was the strangest thing you saw about floating-point numbers last lesson? </text:p>
            </text:list-item>
            <text:list-item>
              <text:p text:style-name="P3">Why might comparing money totals with <text:span text:style-name="Source_20_Text">==</text:span> be dangerous? </text:p>
            </text:list-item>
          </text:list>
        </text:list-item>
        <text:list-item>
          <text:p text:style-name="P4"><text:span text:style-name="Strong_20_Emphasis">Share out 2–3</text:span> quick thoughts. This reminds everyone of real-world stakes (e.g., billing mistakes when $0.1 + $0.2 ≠ $0.3). </text:p>
        </text:list-item>
      </text:list>
      <text:p text:style-name="Horizontal_20_Line"/>
      <text:h text:style-name="Heading_20_2" text:outline-level="2">2. Relatable Analogy: “Cooking with Convertibles” (8 minutes)</text:h>
      <text:list text:style-name="L3">
        <text:list-item>
          <text:p text:style-name="P5"><text:span text:style-name="Strong_20_Emphasis">Analogy Setup:</text:span></text:p>
          <text:list>
            <text:list-item>
              <text:p text:style-name="P5">Imagine you’re following a recipe that calls for 0.1 kg of sugar. You only have an old kitchen scale that rounds to the nearest 0.01 kg.</text:p>
            </text:list-item>
            <text:list-item>
              <text:p text:style-name="P5">When you weigh 0.1 kg five times, you might see:</text:p>
              <text:p text:style-name="P6"><text:span text:style-name="Source_20_Text">CopyEdit</text:span></text:p>
              <text:p text:style-name="P6"><text:span text:style-name="Source_20_Text">0.10, 0.10, 0.10, 0.09, 0.11 kg</text:span></text:p>
              <text:p text:style-name="P7"/>
              <text:p text:style-name="P5">(Tiny rounding errors.)</text:p>
            </text:list-item>
            <text:list-item>
              <text:p text:style-name="P5">If you add those five measurements, does it equal exactly 0.50 kg? Probably not—one measure reading “0.09” means overall you get 0.49 kg or 0.51 kg in your mixing bowl.</text:p>
            </text:list-item>
          </text:list>
        </text:list-item>
        <text:list-item>
          <text:p text:style-name="P5"><text:span text:style-name="Strong_20_Emphasis">Key Insight:</text:span></text:p>
          <text:list>
            <text:list-item>
              <text:p text:style-name="P8">Just like the kitchen scale’s limited precision, computers store floats with limited bits. When you see <text:span text:style-name="Source_20_Text">0.1</text:span> in Python, under the hood it’s really something like <text:span text:style-name="Source_20_Text">0.10000000000000000555…</text:span> in binary. </text:p>
            </text:list-item>
          </text:list>
        </text:list-item>
        <text:list-item>
          <text:p text:style-name="P5"><text:span text:style-name="Strong_20_Emphasis">Mini Quiz (Think–Pair–Share):</text:span></text:p>
          <text:p text:style-name="P9">“If my recipe says 0.1 kg sugar, and I measure 0.05 + 0.05, will my scale ever read exactly 0.10?”</text:p>
          <text:list>
            <text:list-item>
              <text:p text:style-name="P5"><text:soft-page-break/><text:span text:style-name="Strong_20_Emphasis">Answer Discussion:</text:span> Because 0.05 in decimal is also not exact in binary, you often get tiny errors. Same with 0.1 + 0.2 in Python. </text:p>
            </text:list-item>
          </text:list>
        </text:list-item>
      </text:list>
      <text:p text:style-name="Horizontal_20_Line"/>
      <text:h text:style-name="Heading_20_2" text:outline-level="2">3. Live Coding Demo: Floating-Point Surprises (10 minutes)</text:h>
      <text:p text:style-name="Quotations">Goal: Show why 0.1 + 0.2 == 0.3 is False, then fix it with a tolerance check.</text:p>
      <text:list text:style-name="L4">
        <text:list-item>
          <text:p text:style-name="P10"><text:span text:style-name="Strong_20_Emphasis">Step-by-Step in a Shared Notebook (use a projector or share your screen).</text:span></text:p>
          <text:p text:style-name="P11"><text:span text:style-name="Source_20_Text">python</text:span></text:p>
          <text:p text:style-name="P11"><text:span text:style-name="Source_20_Text">CopyEdit</text:span></text:p>
          <text:p text:style-name="P11"><text:span text:style-name="Source_20_Text"># 3.1: Print raw sums</text:span></text:p>
          <text:p text:style-name="P11"><text:span text:style-name="Source_20_Text">print("0.1 + 0.2 =", 0.1 + 0.2)</text:span></text:p>
          <text:p text:style-name="P11"><text:span text:style-name="Source_20_Text">print("Is 0.1 + 0.2 == 0.3 ?", (0.1 + 0.2) == 0.3)</text:span></text:p>
          <text:p text:style-name="P12"/>
          <text:list>
            <text:list-item>
              <text:p text:style-name="P13"><text:span text:style-name="Strong_20_Emphasis">Observation:</text:span> The output shows something like <text:span text:style-name="Source_20_Text">0.30000000000000004</text:span> and <text:span text:style-name="Source_20_Text">False</text:span>. </text:p>
            </text:list-item>
            <text:list-item>
              <text:p text:style-name="P13"><text:span text:style-name="Strong_20_Emphasis">Explain:</text:span> Because 0.1 and 0.2 cannot be exactly represented in binary. </text:p>
            </text:list-item>
          </text:list>
        </text:list-item>
        <text:list-item>
          <text:p text:style-name="P10"><text:span text:style-name="Strong_20_Emphasis">Binary-Friendly Contrast:</text:span></text:p>
          <text:p text:style-name="P11"><text:span text:style-name="Source_20_Text">python</text:span></text:p>
          <text:p text:style-name="P11"><text:span text:style-name="Source_20_Text">CopyEdit</text:span></text:p>
          <text:p text:style-name="P11"><text:span text:style-name="Source_20_Text">x = 0.0</text:span></text:p>
          <text:p text:style-name="P11"><text:span text:style-name="Source_20_Text">for i in range(10):</text:span></text:p>
          <text:p text:style-name="P11"><text:span text:style-name="Source_20_Text"><text:s text:c="4"/>x += 0.125 <text:s text:c="2"/># 1/8 is exact in binary</text:span></text:p>
          <text:p text:style-name="P11"><text:span text:style-name="Source_20_Text">print("Sum of ten 0.125s:", x)</text:span></text:p>
          <text:p text:style-name="P11"><text:span text:style-name="Source_20_Text">print("Does 10 * 0.125 == 1.25?", 10*0.125 == 1.25)</text:span></text:p>
          <text:p text:style-name="P12"/>
          <text:list>
            <text:list-item>
              <text:p text:style-name="P13"><text:span text:style-name="Strong_20_Emphasis">Observation:</text:span> Prints <text:span text:style-name="Source_20_Text">1.25</text:span> and <text:span text:style-name="Source_20_Text">True</text:span>. Because 0.125 is exactly 1/8 in binary. </text:p>
            </text:list-item>
          </text:list>
        </text:list-item>
        <text:list-item>
          <text:p text:style-name="P10"><text:span text:style-name="Strong_20_Emphasis">Hands-On Exercise (paired):</text:span></text:p>
          <text:list>
            <text:list-item>
              <text:p text:style-name="P10"><text:span text:style-name="Strong_20_Emphasis">Task:</text:span> Each pair should modify the code to test <text:span text:style-name="Source_20_Text">0.2 * 5</text:span> and answer:</text:p>
              <text:p text:style-name="P11"><text:span text:style-name="Source_20_Text">python</text:span></text:p>
              <text:p text:style-name="P11"><text:span text:style-name="Source_20_Text">CopyEdit</text:span></text:p>
              <text:p text:style-name="P11"><text:span text:style-name="Source_20_Text">y = sum([0.2] * 5)</text:span></text:p>
              <text:p text:style-name="P11"><text:span text:style-name="Source_20_Text">print("0.2 * 5 =", y, "| y == 1.0 ?", y == 1.0)</text:span></text:p>
              <text:p text:style-name="P12"/>
              <text:list>
                <text:list-item>
                  <text:p text:style-name="P13"><text:span text:style-name="Strong_20_Emphasis">Predict</text:span> what prints first, then run it. </text:p>
                </text:list-item>
                <text:list-item>
                  <text:p text:style-name="P13"><text:span text:style-name="Strong_20_Emphasis">Note:</text:span> Python may display “1.0” and say <text:span text:style-name="Source_20_Text">True</text:span>, even though internally it’s <text:span text:style-name="Source_20_Text">0.9999999999999999</text:span>. </text:p>
                </text:list-item>
              </text:list>
            </text:list-item>
          </text:list>
        </text:list-item>
        <text:list-item>
          <text:p text:style-name="P10"><text:span text:style-name="Strong_20_Emphasis">Class Discussion:</text:span></text:p>
          <text:list>
            <text:list-item>
              <text:p text:style-name="P13">Why does Python print “1.0” for <text:span text:style-name="Source_20_Text">0.2 * 5</text:span>? </text:p>
            </text:list-item>
            <text:list-item>
              <text:p text:style-name="P13">Because Python <text:span text:style-name="Strong_20_Emphasis">rounds</text:span> to a few decimal places when showing floats. </text:p>
            </text:list-item>
            <text:list-item>
              <text:p text:style-name="P10"><text:span text:style-name="Strong_20_Emphasis">Takeaway:</text:span> Never trust printed floats as exact—always check with tolerance when comparing. </text:p>
            </text:list-item>
          </text:list>
        </text:list-item>
      </text:list>
      <text:p text:style-name="Horizontal_20_Line"><text:soft-page-break/></text:p>
      <text:h text:style-name="Heading_20_2" text:outline-level="2">4. Comparing Floats Safely (7 minutes)</text:h>
      <text:list text:style-name="L5">
        <text:list-item>
          <text:p text:style-name="P14"><text:span text:style-name="Strong_20_Emphasis">Concept Slide:</text:span></text:p>
          <text:p text:style-name="P15">Key Principle: To test if two floats a and b are “equal,” check if they’re close enough within a small ε (epsilon).</text:p>
          <text:p text:style-name="P16"><text:span text:style-name="Source_20_Text">python</text:span></text:p>
          <text:p text:style-name="P16"><text:span text:style-name="Source_20_Text">CopyEdit</text:span></text:p>
          <text:p text:style-name="P16"><text:span text:style-name="Source_20_Text">def floats_equal(a, b, tol=1e-9):</text:span></text:p>
          <text:p text:style-name="P16"><text:span text:style-name="Source_20_Text"><text:s text:c="4"/>return abs(a - b) &lt; tol</text:span></text:p>
          <text:p text:style-name="P17"/>
          <text:list>
            <text:list-item>
              <text:p text:style-name="P18">Use something like <text:span text:style-name="Source_20_Text">tol = 1e-9</text:span> for typical Python doubles. </text:p>
            </text:list-item>
            <text:list-item>
              <text:p text:style-name="P15">Adjust tolerance depending on context (e.g., financial apps might use <text:span text:style-name="Source_20_Text">1e-2</text:span> or, better: use integer cents or <text:span text:style-name="Source_20_Text">decimal</text:span>). </text:p>
            </text:list-item>
          </text:list>
        </text:list-item>
        <text:list-item>
          <text:p text:style-name="P14"><text:span text:style-name="Strong_20_Emphasis">Live Demo:</text:span></text:p>
          <text:p text:style-name="P19"><text:span text:style-name="Source_20_Text">python</text:span></text:p>
          <text:p text:style-name="P19"><text:span text:style-name="Source_20_Text">CopyEdit</text:span></text:p>
          <text:p text:style-name="P19"><text:span text:style-name="Source_20_Text">a = 0.1 + 0.2</text:span></text:p>
          <text:p text:style-name="P19"><text:span text:style-name="Source_20_Text">b = 0.3</text:span></text:p>
          <text:p text:style-name="P19"><text:span text:style-name="Source_20_Text">print("a:", a)</text:span></text:p>
          <text:p text:style-name="P19"><text:span text:style-name="Source_20_Text">print("b:", b)</text:span></text:p>
          <text:p text:style-name="P19"><text:span text:style-name="Source_20_Text">print("Using == :", a == b)</text:span></text:p>
          <text:p text:style-name="P19"><text:span text:style-name="Source_20_Text">print("Using abs(a - b) &lt; 1e-9:", abs(a - b) &lt; 1e-9)</text:span></text:p>
          <text:p text:style-name="P20"/>
          <text:list>
            <text:list-item>
              <text:p text:style-name="P21"><text:span text:style-name="Strong_20_Emphasis">Observation:</text:span> Last line prints <text:span text:style-name="Source_20_Text">True</text:span>. </text:p>
            </text:list-item>
          </text:list>
        </text:list-item>
        <text:list-item>
          <text:p text:style-name="P14"><text:span text:style-name="Strong_20_Emphasis">Real-World Example (Group Brainstorm):</text:span></text:p>
          <text:list>
            <text:list-item>
              <text:p text:style-name="P21">“Imagine you code a shopping cart that sums item prices. If the customer’s view says $19.99 but backend stores $19.989999, a <text:span text:style-name="Source_20_Text">==</text:span> check fails.” </text:p>
            </text:list-item>
            <text:list-item>
              <text:p text:style-name="P21"><text:span text:style-name="Strong_20_Emphasis">Solution Brainstorm:</text:span> Students suggest “use integer cents,” “use <text:span text:style-name="Source_20_Text">decimal</text:span> type,” or “compare floats with tolerance.” </text:p>
            </text:list-item>
          </text:list>
        </text:list-item>
        <text:list-item>
          <text:p text:style-name="P14"><text:span text:style-name="Strong_20_Emphasis">Short Quiz:</text:span></text:p>
          <text:p text:style-name="P15">Without typing anything, answer on a sticky note:</text:p>
          <text:list>
            <text:list-item>
              <text:p text:style-name="P18">What’s wrong with <text:span text:style-name="Source_20_Text">if total_price == expected_price:</text:span> in a payment system? </text:p>
            </text:list-item>
            <text:list-item>
              <text:p text:style-name="P15">How would you fix it? </text:p>
            </text:list-item>
          </text:list>
        </text:list-item>
      </text:list>
      <text:p text:style-name="Horizontal_20_Line"/>
      <text:h text:style-name="Heading_20_2" text:outline-level="2"><text:soft-page-break/>5. Transition to Approximation: Why We Need “Good Enough” (3 minutes)</text:h>
      <text:list text:style-name="L6">
        <text:list-item>
          <text:p text:style-name="P22"><text:span text:style-name="Strong_20_Emphasis">Slide &amp; Discussion:</text:span> </text:p>
          <text:list>
            <text:list-item>
              <text:p text:style-name="P22">So far we’ve seen that exact equality for floats is rare. </text:p>
            </text:list-item>
            <text:list-item>
              <text:p text:style-name="P22">But what about solving problems like “what’s √2”? There’s no exact decimal or binary representation. </text:p>
            </text:list-item>
            <text:list-item>
              <text:p text:style-name="P22">We need algorithms that <text:span text:style-name="Strong_20_Emphasis">home in</text:span> on an answer until it’s within some ε of the true value. </text:p>
            </text:list-item>
          </text:list>
        </text:list-item>
        <text:list-item>
          <text:p text:style-name="P22"><text:span text:style-name="Strong_20_Emphasis">Analogy – GPS Navigation:</text:span> </text:p>
          <text:list>
            <text:list-item>
              <text:p text:style-name="P22">Like when your phone finds your position using GPS satellites, it refines an estimate until your location is within a few meters of truth. </text:p>
            </text:list-item>
            <text:list-item>
              <text:p text:style-name="P23">Similarly, approximation algorithms refine a numeric guess until it’s “close enough.” </text:p>
            </text:list-item>
          </text:list>
        </text:list-item>
      </text:list>
      <text:p text:style-name="Horizontal_20_Line"/>
      <text:h text:style-name="Heading_20_2" text:outline-level="2">6. Approximation Method 1: Incremental (Guess-and-Check) (12 minutes)</text:h>
      <text:p text:style-name="Quotations">Goal: Show how a simple loop can approximate √x with small increments.</text:p>
      <text:list text:style-name="L7">
        <text:list-item>
          <text:p text:style-name="P24"><text:span text:style-name="Strong_20_Emphasis">High-Level Sketch on Board / Slide:</text:span> </text:p>
          <text:list>
            <text:list-item>
              <text:p text:style-name="P25"><text:span text:style-name="Strong_20_Emphasis">Inputs:</text:span></text:p>
              <text:list>
                <text:list-item>
                  <text:p text:style-name="P24">Target value <text:span text:style-name="Source_20_Text">x</text:span> (e.g., 2, 24, 36, 50). </text:p>
                </text:list-item>
                <text:list-item>
                  <text:p text:style-name="P24">Tolerance <text:span text:style-name="Source_20_Text">ε</text:span> (how “close” we want to get). </text:p>
                </text:list-item>
                <text:list-item>
                  <text:p text:style-name="P24">Increment <text:span text:style-name="Source_20_Text">Δ</text:span> (how big each guess step is). </text:p>
                </text:list-item>
              </text:list>
            </text:list-item>
            <text:list-item>
              <text:p text:style-name="P25"><text:span text:style-name="Strong_20_Emphasis">Initialize:</text:span> <text:span text:style-name="Source_20_Text">guess = 0.0</text:span>; <text:span text:style-name="Source_20_Text">num_guesses = 0</text:span>.</text:p>
            </text:list-item>
            <text:list-item>
              <text:p text:style-name="P25"><text:span text:style-name="Strong_20_Emphasis">Loop:</text:span></text:p>
              <text:p text:style-name="P26"><text:span text:style-name="Source_20_Text">arduino</text:span></text:p>
              <text:p text:style-name="P26"><text:span text:style-name="Source_20_Text">CopyEdit</text:span></text:p>
              <text:p text:style-name="P26"><text:span text:style-name="Source_20_Text">while |guess^2 - x| ≥ ε:</text:span></text:p>
              <text:p text:style-name="P26"><text:span text:style-name="Source_20_Text"><text:s text:c="4"/>guess += Δ</text:span></text:p>
              <text:p text:style-name="P26"><text:span text:style-name="Source_20_Text"><text:s text:c="4"/>num_guesses += 1</text:span></text:p>
              <text:p text:style-name="P26"><text:span text:style-name="Source_20_Text"><text:s text:c="4"/>if guess &gt; x and x ≥ 1:</text:span></text:p>
              <text:p text:style-name="P26"><text:span text:style-name="Source_20_Text"><text:s text:c="8"/>give up (prevents infinite loop)</text:span></text:p>
              <text:p text:style-name="P27"/>
            </text:list-item>
            <text:list-item>
              <text:p text:style-name="P25"><text:span text:style-name="Strong_20_Emphasis">Return:</text:span> <text:span text:style-name="Source_20_Text">(guess, num_guesses)</text:span>.</text:p>
            </text:list-item>
          </text:list>
        </text:list-item>
      </text:list>
      <text:h text:style-name="Heading_20_1" text:outline-level="1">Example parameters (you can adjust these as needed)</text:h>
      <text:p text:style-name="Text_20_body">x = 50.0 # The value whose square root we want to approximate epsilon = 0.01 # Tolerance: how close guess^2 must be to x increment = 0.0001 # Step size for each guess</text:p>
      <text:h text:style-name="Heading_20_1" text:outline-level="1"><text:soft-page-break/>Initialization</text:h>
      <text:p text:style-name="Text_20_body">guess = 0.0 num_guesses = 0</text:p>
      <text:h text:style-name="Heading_20_1" text:outline-level="1">Loop until the approximation is within epsilon or we give up</text:h>
      <text:p text:style-name="Text_20_body">while abs(guess**2 - x) &gt;= epsilon: guess += increment num_guesses += 1</text:p>
      <text:p text:style-name="Preformatted_20_Text"><text:span text:style-name="Source_20_Text"># Prevent infinite loop if x ≥ 1 and guess has exceeded x</text:span></text:p>
      <text:p text:style-name="Preformatted_20_Text"><text:span text:style-name="Source_20_Text">if guess &gt; x and x &gt;= 1:</text:span></text:p>
      <text:p text:style-name="Preformatted_20_Text"><text:span text:style-name="Source_20_Text"><text:s text:c="4"/>print(f"Give up on x = {x} (overshot after {num_guesses} guesses)")</text:span></text:p>
      <text:p text:style-name="Preformatted_20_Text"><text:span text:style-name="Source_20_Text"><text:s text:c="4"/>break</text:span></text:p>
      <text:p text:style-name="P28"/>
      <text:h text:style-name="Heading_20_1" text:outline-level="1">After the loop, either we found a good guess or we gave up</text:h>
      <text:p text:style-name="Text_20_body">print(f"Final guess: {guess:.5f}") print(f"Number of guesses: {num_guesses}") Explanation:</text:p>
      <text:p text:style-name="Text_20_body">We start with guess = 0.0 and num_guesses = 0.</text:p>
      <text:p text:style-name="Text_20_body">In each iteration of the while loop, we check abs(guess**2 - x) &gt;= epsilon.</text:p>
      <text:p text:style-name="Text_20_body">If it’s still too far from the true square root (within tolerance), we increase guess by increment and count another guess.</text:p>
      <text:p text:style-name="Text_20_body">If x ≥ 1 and guess has grown past x, we print a “give up” message and break out to avoid an infinite loop.</text:p>
      <text:p text:style-name="Text_20_body">Finally, we print the best guess found and how many guesses were made.</text:p>
      <text:h text:style-name="Heading_20_1" text:outline-level="1">Example parameters (you can adjust these as needed)</text:h>
      <text:p text:style-name="Text_20_body">x = 50.0 # The value whose square root we want to approximate epsilon = 0.01 # Tolerance: how close guess^2 must be to x increment = 0.0001 # Step size for each guess</text:p>
      <text:h text:style-name="Heading_20_1" text:outline-level="1">Initialization</text:h>
      <text:p text:style-name="Text_20_body">guess = 0.0 num_guesses = 0</text:p>
      <text:h text:style-name="Heading_20_1" text:outline-level="1"><text:soft-page-break/>Loop until the approximation is within epsilon or we give up</text:h>
      <text:p text:style-name="Text_20_body">while abs(guess**2 - x) &gt;= epsilon: guess += increment num_guesses += 1</text:p>
      <text:p text:style-name="Preformatted_20_Text"><text:span text:style-name="Source_20_Text"># Prevent infinite loop if x ≥ 1 and guess has exceeded x</text:span></text:p>
      <text:p text:style-name="Preformatted_20_Text"><text:span text:style-name="Source_20_Text">if guess &gt; x and x &gt;= 1:</text:span></text:p>
      <text:p text:style-name="Preformatted_20_Text"><text:span text:style-name="Source_20_Text"><text:s text:c="4"/>print(f"Give up on x = {x} (overshot after {num_guesses} guesses)")</text:span></text:p>
      <text:p text:style-name="Preformatted_20_Text"><text:span text:style-name="Source_20_Text"><text:s text:c="4"/>break</text:span></text:p>
      <text:p text:style-name="P28"/>
      <text:h text:style-name="Heading_20_1" text:outline-level="1">After the loop, either we found a good guess or we gave up</text:h>
      <text:p text:style-name="Text_20_body">print(f"Final guess: {guess:.5f}") print(f"Number of guesses: {num_guesses}")</text:p>
      <text:p text:style-name="Text_20_body"><text:span text:style-name="Strong_20_Emphasis">Explanation:</text:span></text:p>
      <text:list text:style-name="L8">
        <text:list-item>
          <text:p text:style-name="P29">We start with <text:span text:style-name="Source_20_Text">guess = 0.0</text:span> and <text:span text:style-name="Source_20_Text">num_guesses = 0</text:span>. </text:p>
        </text:list-item>
        <text:list-item>
          <text:p text:style-name="P29">In each iteration of the <text:span text:style-name="Source_20_Text">while</text:span> loop, we check <text:span text:style-name="Source_20_Text">abs(guess**2 - x) &gt;= epsilon</text:span>. </text:p>
          <text:list>
            <text:list-item>
              <text:p text:style-name="P29">If it’s still too far from the true square root (within tolerance), we increase <text:span text:style-name="Source_20_Text">guess</text:span> by <text:span text:style-name="Source_20_Text">increment</text:span> and count another guess. </text:p>
            </text:list-item>
          </text:list>
        </text:list-item>
        <text:list-item>
          <text:p text:style-name="P29">If <text:span text:style-name="Source_20_Text">x ≥ 1</text:span> and <text:span text:style-name="Source_20_Text">guess</text:span> has grown past <text:span text:style-name="Source_20_Text">x</text:span>, we print a “give up” message and break out to avoid an infinite loop. </text:p>
        </text:list-item>
        <text:list-item>
          <text:p text:style-name="P30">Finally, we print the best <text:span text:style-name="Source_20_Text">guess</text:span> found and how many guesses were made. </text:p>
        </text:list-item>
      </text:list>
      <text:list text:style-name="L9">
        <text:list-item>
          <text:p text:style-name="P31"><text:span text:style-name="Strong_20_Emphasis">Live Implementation:</text:span></text:p>
          <text:p text:style-name="P32"><text:span text:style-name="Source_20_Text">python</text:span></text:p>
          <text:p text:style-name="P32"><text:span text:style-name="Source_20_Text">CopyEdit</text:span></text:p>
          <text:p text:style-name="P32"><text:span text:style-name="Source_20_Text">def sqrt_approx_incremental(x, epsilon=0.01, increment=0.0001):</text:span></text:p>
          <text:p text:style-name="P32"><text:span text:style-name="Source_20_Text"><text:s text:c="4"/>guess = 0.0</text:span></text:p>
          <text:p text:style-name="P32"><text:span text:style-name="Source_20_Text"><text:s text:c="4"/>num_guesses = 0</text:span></text:p>
          <text:p text:style-name="P32"><text:span text:style-name="Source_20_Text"><text:s text:c="4"/>while abs(guess*guess - x) &gt;= epsilon:</text:span></text:p>
          <text:p text:style-name="P32"><text:span text:style-name="Source_20_Text"><text:s text:c="8"/>guess += increment</text:span></text:p>
          <text:p text:style-name="P32"><text:span text:style-name="Source_20_Text"><text:s text:c="8"/>num_guesses += 1</text:span></text:p>
          <text:p text:style-name="P32"><text:span text:style-name="Source_20_Text"><text:s text:c="8"/># Safety check to avoid infinite loop when x &lt; 1</text:span></text:p>
          <text:p text:style-name="P32"><text:span text:style-name="Source_20_Text"><text:s text:c="8"/>if guess &gt; x and x &gt;= 1:</text:span></text:p>
          <text:p text:style-name="P32"><text:span text:style-name="Source_20_Text"><text:s text:c="12"/>print("Give up on x =", x)</text:span></text:p>
          <text:p text:style-name="P32"><text:span text:style-name="Source_20_Text"><text:s text:c="12"/>break</text:span></text:p>
          <text:p text:style-name="P32"><text:span text:style-name="Source_20_Text"><text:s text:c="4"/>return guess, num_guesses</text:span></text:p>
          <text:p text:style-name="P32"/>
          <text:p text:style-name="P32"><text:span text:style-name="Source_20_Text"># Test a few values</text:span></text:p>
          <text:p text:style-name="P32"><text:span text:style-name="Source_20_Text">for x in [2, 24, 36, 50]:</text:span></text:p>
          <text:p text:style-name="P32"><text:span text:style-name="Source_20_Text"><text:s text:c="4"/>root, guesses = sqrt_approx_incremental(x, epsilon=0.01, increment=0.0001)</text:span></text:p>
          <text:p text:style-name="P32"><text:span text:style-name="Source_20_Text"><text:s text:c="4"/>print(f"x={x}: guess={root:.5f}, sqrt ≈ {root:.5f}, guesses={guesses}")</text:span></text:p>
          <text:p text:style-name="P33"/>
          <text:list>
            <text:list-item>
              <text:p text:style-name="P34"><text:span text:style-name="Strong_20_Emphasis">Outcome Discussion:</text:span> </text:p>
              <text:list>
                <text:list-item>
                  <text:p text:style-name="P34"><text:soft-page-break/>For x=2, ~14 142 steps → ~1.4142. </text:p>
                </text:list-item>
                <text:list-item>
                  <text:p text:style-name="P34">For x=36, ~60 000 steps → ~6.0008. </text:p>
                </text:list-item>
                <text:list-item>
                  <text:p text:style-name="P34">For x=50, ~70 710 steps → ~7.0711. </text:p>
                </text:list-item>
              </text:list>
            </text:list-item>
            <text:list-item>
              <text:p text:style-name="P34"><text:span text:style-name="Strong_20_Emphasis">Ask:</text:span> </text:p>
              <text:list>
                <text:list-item>
                  <text:p text:style-name="P34">Why is it slow if x is large? (Answer: O(x / Δ) steps.) </text:p>
                </text:list-item>
                <text:list-item>
                  <text:p text:style-name="P34">What if x &lt; 1? (Increment may overshoot the small square root or loop infinitely.) </text:p>
                </text:list-item>
              </text:list>
            </text:list-item>
          </text:list>
        </text:list-item>
        <text:list-item>
          <text:p text:style-name="P31"><text:span text:style-name="Strong_20_Emphasis">Hands-On Mini-Challenge (Pairs, 5 minutes):</text:span></text:p>
          <text:list>
            <text:list-item>
              <text:p text:style-name="P34">Each pair picks a new x (e.g., x=5 or x=0.25). </text:p>
            </text:list-item>
            <text:list-item>
              <text:p text:style-name="P34"><text:span text:style-name="Strong_20_Emphasis">Task A:</text:span> Predict roughly how many guesses (e.g., for x=5 with Δ=0.001, √5≈2.236 → ~2 236 guesses). </text:p>
            </text:list-item>
            <text:list-item>
              <text:p text:style-name="P34"><text:span text:style-name="Strong_20_Emphasis">Task B:</text:span> Adjust the function to handle x &lt; 1 (hint: set <text:span text:style-name="Source_20_Text">high = 1</text:span> if x&lt;1, then loop until guess &gt; high). </text:p>
            </text:list-item>
            <text:list-item>
              <text:p text:style-name="P34">TAs / Instructor roam to help. </text:p>
            </text:list-item>
          </text:list>
        </text:list-item>
        <text:list-item>
          <text:p text:style-name="P31"><text:span text:style-name="Strong_20_Emphasis">Debrief:</text:span></text:p>
          <text:list>
            <text:list-item>
              <text:p text:style-name="P34">When x&lt;1, starting at guess=0 and adding a positive increment eventually “passes” √x anyway—no infinite loop (because if x&lt;1, say x=0.25, we keep adding 0.0001 until guess≈0.5000). But performance is terrible if x is very small relative to Δ. </text:p>
            </text:list-item>
            <text:list-item>
              <text:p text:style-name="P31">Summarize overhead: incremental search is conceptually simple but inefficient. </text:p>
            </text:list-item>
          </text:list>
        </text:list-item>
      </text:list>
      <text:p text:style-name="Horizontal_20_Line"/>
      <text:h text:style-name="Heading_20_2" text:outline-level="2">7. Approximation Method 2: Bisection Search (12 minutes)</text:h>
      <text:p text:style-name="Quotations">Goal: Introduce binary-search style approach to home in on √x in O(log) steps instead of millions.</text:p>
      <text:list text:style-name="L10">
        <text:list-item>
          <text:p text:style-name="P35"><text:span text:style-name="Strong_20_Emphasis">High-Level Logic (Whiteboard / Slide):</text:span></text:p>
          <text:list>
            <text:list-item>
              <text:p text:style-name="P35"><text:span text:style-name="Strong_20_Emphasis">Key Fact:</text:span> If we want √x of x ≥ 0, then √x lies in [0, max(1, x)].</text:p>
            </text:list-item>
            <text:list-item>
              <text:p text:style-name="P35"><text:span text:style-name="Strong_20_Emphasis">Initialize:</text:span></text:p>
              <text:list>
                <text:list-item>
                  <text:p text:style-name="P36"><text:span text:style-name="Source_20_Text">low = 0.0</text:span> </text:p>
                </text:list-item>
                <text:list-item>
                  <text:p text:style-name="P36"><text:span text:style-name="Source_20_Text">high = max(1.0, x)</text:span> </text:p>
                </text:list-item>
                <text:list-item>
                  <text:p text:style-name="P36"><text:span text:style-name="Source_20_Text">mid = (low + high) / 2.0</text:span> </text:p>
                </text:list-item>
              </text:list>
            </text:list-item>
            <text:list-item>
              <text:p text:style-name="P35"><text:span text:style-name="Strong_20_Emphasis">Loop:</text:span></text:p>
              <text:p text:style-name="P37"><text:span text:style-name="Source_20_Text">python</text:span></text:p>
              <text:p text:style-name="P37"><text:span text:style-name="Source_20_Text">CopyEdit</text:span></text:p>
              <text:p text:style-name="P37"><text:span text:style-name="Source_20_Text">num_steps = 0</text:span></text:p>
              <text:p text:style-name="P37"><text:span text:style-name="Source_20_Text">while abs(mid*mid - x) &gt; epsilon:</text:span></text:p>
              <text:p text:style-name="P37"><text:span text:style-name="Source_20_Text"><text:s text:c="4"/>if mid*mid &lt; x:</text:span></text:p>
              <text:p text:style-name="P37"><text:span text:style-name="Source_20_Text"><text:s text:c="8"/>low = mid</text:span></text:p>
              <text:p text:style-name="P37"><text:span text:style-name="Source_20_Text"><text:s text:c="4"/>else:</text:span></text:p>
              <text:p text:style-name="P37"><text:span text:style-name="Source_20_Text"><text:s text:c="8"/>high = mid</text:span></text:p>
              <text:p text:style-name="P37"><text:span text:style-name="Source_20_Text"><text:s text:c="4"/>mid = (low + high) / 2.0</text:span></text:p>
              <text:p text:style-name="P37"><text:soft-page-break/><text:span text:style-name="Source_20_Text"><text:s text:c="4"/>num_steps += 1</text:span></text:p>
              <text:p text:style-name="P37"><text:span text:style-name="Source_20_Text"><text:s text:c="4"/>if num_steps &gt; 1_000_000:</text:span></text:p>
              <text:p text:style-name="P37"><text:span text:style-name="Source_20_Text"><text:s text:c="8"/>print("Bisection not converging; adjust ε.")</text:span></text:p>
              <text:p text:style-name="P37"><text:span text:style-name="Source_20_Text"><text:s text:c="8"/>break</text:span></text:p>
              <text:p text:style-name="P37"><text:span text:style-name="Source_20_Text">return mid, num_steps</text:span></text:p>
              <text:p text:style-name="P38"/>
            </text:list-item>
            <text:list-item>
              <text:p text:style-name="P35"><text:span text:style-name="Strong_20_Emphasis">Return:</text:span> <text:span text:style-name="Source_20_Text">(mid, num_steps)</text:span></text:p>
            </text:list-item>
          </text:list>
        </text:list-item>
        <text:list-item>
          <text:p text:style-name="P35"><text:span text:style-name="Strong_20_Emphasis">Live Implementation:</text:span></text:p>
          <text:p text:style-name="P37"><text:span text:style-name="Source_20_Text">python</text:span></text:p>
          <text:p text:style-name="P37"><text:span text:style-name="Source_20_Text">CopyEdit</text:span></text:p>
          <text:p text:style-name="P37"><text:span text:style-name="Source_20_Text">def sqrt_bisection(x, epsilon=0.01):</text:span></text:p>
          <text:p text:style-name="P37"><text:span text:style-name="Source_20_Text"><text:s text:c="4"/>low, high = 0.0, max(1.0, x)</text:span></text:p>
          <text:p text:style-name="P37"><text:span text:style-name="Source_20_Text"><text:s text:c="4"/>mid = (low + high) / 2.0</text:span></text:p>
          <text:p text:style-name="P37"><text:span text:style-name="Source_20_Text"><text:s text:c="4"/>num_steps = 0</text:span></text:p>
          <text:p text:style-name="P37"><text:span text:style-name="Source_20_Text"><text:s text:c="4"/>while abs(mid*mid - x) &gt; epsilon:</text:span></text:p>
          <text:p text:style-name="P37"><text:span text:style-name="Source_20_Text"><text:s text:c="8"/>if mid*mid &lt; x:</text:span></text:p>
          <text:p text:style-name="P37"><text:span text:style-name="Source_20_Text"><text:s text:c="12"/>low = mid</text:span></text:p>
          <text:p text:style-name="P37"><text:span text:style-name="Source_20_Text"><text:s text:c="8"/>else:</text:span></text:p>
          <text:p text:style-name="P37"><text:span text:style-name="Source_20_Text"><text:s text:c="12"/>high = mid</text:span></text:p>
          <text:p text:style-name="P37"><text:span text:style-name="Source_20_Text"><text:s text:c="8"/>mid = (low + high) / 2.0</text:span></text:p>
          <text:p text:style-name="P37"><text:span text:style-name="Source_20_Text"><text:s text:c="8"/>num_steps += 1</text:span></text:p>
          <text:p text:style-name="P37"><text:span text:style-name="Source_20_Text"><text:s text:c="8"/>if num_steps &gt; 1_000_000:</text:span></text:p>
          <text:p text:style-name="P37"><text:span text:style-name="Source_20_Text"><text:s text:c="12"/>print("Bisection not converging; adjust ε.")</text:span></text:p>
          <text:p text:style-name="P37"><text:span text:style-name="Source_20_Text"><text:s text:c="12"/>break</text:span></text:p>
          <text:p text:style-name="P37"><text:span text:style-name="Source_20_Text"><text:s text:c="4"/>return mid, num_steps</text:span></text:p>
          <text:p text:style-name="P37"/>
          <text:p text:style-name="P37"><text:span text:style-name="Source_20_Text"># Test on a larger x</text:span></text:p>
          <text:p text:style-name="P37"><text:span text:style-name="Source_20_Text">root, steps = sqrt_bisection(54321, epsilon=0.01)</text:span></text:p>
          <text:p text:style-name="P37"><text:span text:style-name="Source_20_Text">print(f"Bisection: √54321 ≈ {root:.4f} in {steps} steps")</text:span></text:p>
          <text:p text:style-name="P38"/>
        </text:list-item>
        <text:list-item>
          <text:p text:style-name="P35"><text:span text:style-name="Strong_20_Emphasis">Compare with Incremental (Live Timing):</text:span></text:p>
          <text:p text:style-name="P37"><text:span text:style-name="Source_20_Text">python</text:span></text:p>
          <text:p text:style-name="P37"><text:span text:style-name="Source_20_Text">CopyEdit</text:span></text:p>
          <text:p text:style-name="P37"><text:span text:style-name="Source_20_Text">import time</text:span></text:p>
          <text:p text:style-name="P37"/>
          <text:p text:style-name="P37"><text:span text:style-name="Source_20_Text">x = 54321</text:span></text:p>
          <text:p text:style-name="P37"><text:span text:style-name="Source_20_Text"># Incremental timing</text:span></text:p>
          <text:p text:style-name="P37"><text:span text:style-name="Source_20_Text">start = time.time()</text:span></text:p>
          <text:p text:style-name="P37"><text:span text:style-name="Source_20_Text">r1, g1 = sqrt_approx_incremental(x, epsilon=0.01, increment=0.0001)</text:span></text:p>
          <text:p text:style-name="P37"><text:span text:style-name="Source_20_Text">t1 = time.time() - start</text:span></text:p>
          <text:p text:style-name="P37"/>
          <text:p text:style-name="P37"><text:span text:style-name="Source_20_Text"># Bisection timing</text:span></text:p>
          <text:p text:style-name="P37"><text:span text:style-name="Source_20_Text">start = time.time()</text:span></text:p>
          <text:p text:style-name="P37"><text:span text:style-name="Source_20_Text">r2, g2 = sqrt_bisection(x, epsilon=0.01)</text:span></text:p>
          <text:p text:style-name="P37"><text:span text:style-name="Source_20_Text">t2 = time.time() - start</text:span></text:p>
          <text:p text:style-name="P37"/>
          <text:p text:style-name="P37"><text:span text:style-name="Source_20_Text">print(f"Incremental: guess={r1:.4f}, guesses={g1}, time={t1:.4f}s")</text:span></text:p>
          <text:p text:style-name="P37"><text:span text:style-name="Source_20_Text">print(f"Bisection: <text:s text:c="2"/>guess={r2:.4f}, steps={g2}, time={t2:.4f}s")</text:span></text:p>
          <text:p text:style-name="P38"/>
          <text:list>
            <text:list-item>
              <text:p text:style-name="P36"><text:span text:style-name="Strong_20_Emphasis">Expected Result:</text:span> Incremental takes several seconds to minutes; bisection finishes in milliseconds to low fractions of a second. </text:p>
            </text:list-item>
          </text:list>
        </text:list-item>
        <text:list-item>
          <text:p text:style-name="P35"><text:soft-page-break/><text:span text:style-name="Strong_20_Emphasis">Guided Questions (Chalkboard / Discussion):</text:span></text:p>
          <text:list>
            <text:list-item>
              <text:p text:style-name="P36">Why does bisection converge so quickly? (Because each step halves the interval.) </text:p>
            </text:list-item>
            <text:list-item>
              <text:p text:style-name="P36">If ε is smaller (e.g., <text:span text:style-name="Source_20_Text">1e-6</text:span>), what happens to steps? (It grows, but only logarithmically: O(log₂((high−low)/ε))). </text:p>
            </text:list-item>
            <text:list-item>
              <text:p text:style-name="P36">How do we choose the initial <text:span text:style-name="Source_20_Text">high</text:span> when x &lt; 1? (Set <text:span text:style-name="Source_20_Text">high = 1.0</text:span> because √x &lt; 1.) </text:p>
            </text:list-item>
          </text:list>
        </text:list-item>
        <text:list-item>
          <text:p text:style-name="P35"><text:span text:style-name="Strong_20_Emphasis">In-Class Exercise (Individual, 3 minutes):</text:span></text:p>
          <text:list>
            <text:list-item>
              <text:p text:style-name="P36"><text:span text:style-name="Strong_20_Emphasis">Prompt:</text:span> “Suppose x=0.04. With ε=0.0001, run through two iterations of bisection manually. What are your starting <text:span text:style-name="Source_20_Text">low</text:span>/<text:span text:style-name="Source_20_Text">high</text:span> and first two <text:span text:style-name="Source_20_Text">mid</text:span> values? Will the loop stop quickly?” </text:p>
            </text:list-item>
            <text:list-item>
              <text:p text:style-name="P36"><text:span text:style-name="Strong_20_Emphasis">Solution Sketch:</text:span> </text:p>
              <text:list>
                <text:list-item>
                  <text:p text:style-name="P36"><text:span text:style-name="Source_20_Text">low=0</text:span>, <text:span text:style-name="Source_20_Text">high=1</text:span> (since max(1, 0.04) = 1). </text:p>
                </text:list-item>
                <text:list-item>
                  <text:p text:style-name="P36"><text:span text:style-name="Source_20_Text">mid₁ = 0.5</text:span>. Check <text:span text:style-name="Source_20_Text">0.5² = 0.25</text:span> &gt; 0.04 → set <text:span text:style-name="Source_20_Text">high = 0.5</text:span>. </text:p>
                </text:list-item>
                <text:list-item>
                  <text:p text:style-name="P36"><text:span text:style-name="Source_20_Text">mid₂ = 0.25</text:span>. Check <text:span text:style-name="Source_20_Text">0.25² = 0.0625</text:span> &gt; 0.04 → set <text:span text:style-name="Source_20_Text">high = 0.25</text:span>. </text:p>
                </text:list-item>
                <text:list-item>
                  <text:p text:style-name="P36"><text:span text:style-name="Source_20_Text">mid₃ = 0.125</text:span>. Check <text:span text:style-name="Source_20_Text">0.125² = 0.015625</text:span> &lt; 0.04 → set <text:span text:style-name="Source_20_Text">low = 0.125</text:span>. </text:p>
                </text:list-item>
                <text:list-item>
                  <text:p text:style-name="P35">Next <text:span text:style-name="Source_20_Text">mid₄ = 0.1875</text:span>, and so on until <text:span text:style-name="Source_20_Text">|mid² − x| &lt; 1e-4</text:span>. 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How to Describe “Δ” (Delta) and “ε” (Epsilon)</text:h>
      <text:list text:style-name="L11">
        <text:list-item>
          <text:p text:style-name="P39"><text:span text:style-name="Strong_20_Emphasis">Δ (Delta)</text:span></text:p>
          <text:list>
            <text:list-item>
              <text:p text:style-name="P39">Think of Δ as the “step size” in incremental search.</text:p>
            </text:list-item>
            <text:list-item>
              <text:p text:style-name="P39">Every time you run <text:span text:style-name="Source_20_Text">guess += Δ</text:span>, you move Δ units along the real number line.</text:p>
            </text:list-item>
            <text:list-item>
              <text:p text:style-name="P39">If Δ is too large, you jump past the true root; if it’s too small, you take too many tiny steps.</text:p>
            </text:list-item>
            <text:list-item>
              <text:p text:style-name="P39">In mathematical notation: guess n +1=guess n+Δ,starting from guess0=0.</text:p>
              <text:p text:style-name="P39">guessn+1=guessn  +  Δ,starting from guess0=0. \text{guess}<text:span text:style-name="Emphasis">{n+1} = \text{guess}</text:span>{n} \;+\; \Delta,\quad\text{starting from }\text{guess}_0=0.</text:p>
            </text:list-item>
          </text:list>
        </text:list-item>
        <text:list-item>
          <text:p text:style-name="P39"><text:span text:style-name="Strong_20_Emphasis">ε (Epsilon)</text:span></text:p>
          <text:list>
            <text:list-item>
              <text:p text:style-name="P40">Think of ε as the “tolerance” or “acceptable error band.” </text:p>
            </text:list-item>
            <text:list-item>
              <text:p text:style-name="P40">You stop when the squared‐difference ∣ guess2−x ∣|\,\text{guess}^2 - x\,|∣guess2−x∣ is less than ε. </text:p>
            </text:list-item>
            <text:list-item>
              <text:p text:style-name="P40">In the bisection method, you also use ε as the condition ∣ mid2−x ∣&lt;ε\lvert\,mid^2 - x\,\rvert &lt; ε∣mid2−x∣&lt;ε. </text:p>
            </text:list-item>
            <text:list-item>
              <text:p text:style-name="P39">The smaller ε is, the closer your final answer is to the true √x—but more iterations are required. </text:p>
            </text:list-item>
          </text:list>
        </text:list-item>
      </text:list>
      <text:p text:style-name="Horizontal_20_Line"/>
      <text:h text:style-name="Heading_20_3" text:outline-level="3"><text:soft-page-break/>How to Describe the Complexity Formulas</text:h>
      <text:list text:style-name="L12">
        <text:list-item>
          <text:p text:style-name="P41"><text:span text:style-name="Strong_20_Emphasis">Incremental: O(x / Δ)</text:span> </text:p>
          <text:list>
            <text:list-item>
              <text:p text:style-name="P41"><text:span text:style-name="Strong_20_Emphasis">Intuitive Explanation</text:span>: </text:p>
              <text:list>
                <text:list-item>
                  <text:p text:style-name="P41">You start at 0 and add Δ each time. To get all the way up to roughly √x, you need about x/Δ\sqrt{x} / \Deltax/Δ additions. </text:p>
                </text:list-item>
                <text:list-item>
                  <text:p text:style-name="P41">In the worst‐case scenario (x ≥ 1), you might even increase guess all the way up to x before giving up (so up to x/Δx / \Deltax/Δ additions). </text:p>
                </text:list-item>
              </text:list>
            </text:list-item>
            <text:list-item>
              <text:p text:style-name="P41"><text:span text:style-name="Strong_20_Emphasis">Why “Linear”</text:span>: </text:p>
              <text:list>
                <text:list-item>
                  <text:p text:style-name="P41">Because the number of iterations grows directly in proportion to 1/Δ (if Δ halves, iterations double) and also in proportion to x (if x doubles, iterations double). </text:p>
                </text:list-item>
              </text:list>
            </text:list-item>
            <text:list-item>
              <text:p text:style-name="P41"><text:span text:style-name="Strong_20_Emphasis">Notation</text:span>: \text{# of iterations} \approx \frac{x}{\Delta} \quad\Longrightarrow\quad \text{Time complexity} = \mathcal{O}\!\bigl(\tfrac{x}{\Delta}\bigr). </text:p>
            </text:list-item>
          </text:list>
        </text:list-item>
        <text:list-item>
          <text:p text:style-name="P41"><text:span text:style-name="Strong_20_Emphasis">Bisection: O(log₂((high − low) / ε))</text:span> </text:p>
          <text:list>
            <text:list-item>
              <text:p text:style-name="P41"><text:span text:style-name="Strong_20_Emphasis">Intuitive Explanation</text:span>: </text:p>
              <text:list>
                <text:list-item>
                  <text:p text:style-name="P41">You begin with a real interval of length L=high−lowL = \text{high} - \text{low}L=high−low. At each step, you cut L in half. </text:p>
                </text:list-item>
                <text:list-item>
                  <text:p text:style-name="P41">After k halvings, the interval length is L/2kL / 2^kL/2k. You stop when L/2k≈εL / 2^k \approx \varepsilonL/2k≈ε. Solving for k gives k≈log⁡2(L/ε)k \approx \log_2(L/\varepsilon)k≈log2(L/ε). </text:p>
                </text:list-item>
              </text:list>
            </text:list-item>
            <text:list-item>
              <text:p text:style-name="P41"><text:span text:style-name="Strong_20_Emphasis">Why “Logarithmic”</text:span>: </text:p>
              <text:list>
                <text:list-item>
                  <text:p text:style-name="P41">Each step reduces the “uncertainty” by a factor of 2, so the total number of steps grows only as the logarithm of Lε\frac{L}{\varepsilon}εL. </text:p>
                </text:list-item>
                <text:list-item>
                  <text:p text:style-name="P41">Even if L is huge (e.g., 10⁶) and ε is tiny (e.g., 10⁻⁶), L/ε=1012L/\varepsilon = 10^{12}L/ε=1012, so you need only about log⁡2(1012)≈40\log_2(10^{12}) ≈ 40log2(1012)≈40 steps. </text:p>
                </text:list-item>
              </text:list>
            </text:list-item>
            <text:list-item>
              <text:p text:style-name="P41"><text:span text:style-name="Strong_20_Emphasis">Notation</text:span>: \text{# of iterations} \approx \log_2\!\Bigl(\tfrac{L}{\varepsilon}\Bigr) \quad\Longrightarrow\quad \text{Time complexity} = \mathcal{O}\!\bigl(\log_2\bigl(\tfrac{L}{\varepsilon}\bigr)\bigr). </text:p>
            </text:list-item>
            <text:list-item>
              <text:p text:style-name="P41"><text:span text:style-name="Strong_20_Emphasis">Special Cases</text:span>: </text:p>
              <text:list>
                <text:list-item>
                  <text:p text:style-name="P41">If x ≥ 1, then L=x−0=xL = x - 0 = xL=x−0=x. So complexity is O(log⁡2(xε))\mathcal{O}\bigl(\log_2(\tfrac{x}{\varepsilon})\bigr)O(log2(εx)). </text:p>
                </text:list-item>
                <text:list-item>
                  <text:p text:style-name="P42">If x &lt; 1, then L=1−0=1L = 1 - 0 = 1L=1−0=1. So complexity is O(log⁡2(1ε))\mathcal{O}(\log_2(\tfrac{1}{\varepsilon}))O(log2(ε1)), independent of x. 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Bringing It All Together</text:h>
      <text:list text:style-name="L13">
        <text:list-item>
          <text:p text:style-name="P43"><text:span text:style-name="Strong_20_Emphasis">Incremental Search</text:span></text:p>
          <text:list>
            <text:list-item>
              <text:p text:style-name="P44"><text:span text:style-name="Strong_20_Emphasis">Δ</text:span> controls your step size. </text:p>
            </text:list-item>
            <text:list-item>
              <text:p text:style-name="P44"><text:span text:style-name="Strong_20_Emphasis">ε</text:span> controls when you stop. </text:p>
            </text:list-item>
            <text:list-item>
              <text:p text:style-name="P44">If Δ is small enough that you can land within ±ε of √x, you eventually stop. </text:p>
            </text:list-item>
            <text:list-item>
              <text:p text:style-name="P44"><text:span text:style-name="Strong_20_Emphasis">Steps needed</text:span> ≈ x/Δ → “linear in 1/Δ and in x.” </text:p>
            </text:list-item>
          </text:list>
        </text:list-item>
        <text:list-item>
          <text:p text:style-name="P43"><text:soft-page-break/><text:span text:style-name="Strong_20_Emphasis">Bisection Search</text:span></text:p>
          <text:list>
            <text:list-item>
              <text:p text:style-name="P44"><text:span text:style-name="Strong_20_Emphasis">ε</text:span> alone controls when you stop (no Δ). </text:p>
            </text:list-item>
            <text:list-item>
              <text:p text:style-name="P44">Each iteration <text:span text:style-name="Strong_20_Emphasis">halves</text:span> your uncertainty. </text:p>
            </text:list-item>
            <text:list-item>
              <text:p text:style-name="P44"><text:span text:style-name="Strong_20_Emphasis">Steps needed</text:span> ≈ log₂(L/ε) → “logarithmic in 1/ε and in L.” </text:p>
            </text:list-item>
          </text:list>
        </text:list-item>
        <text:list-item>
          <text:p text:style-name="P43">Δ (delta) is the fixed increment by which “guess” increases each loop.</text:p>
        </text:list-item>
        <text:list-item>
          <text:p text:style-name="P43">ε (epsilon) is the tolerance: how close (|guess² − x|) must be to zero before stopping.</text:p>
          <text:p text:style-name="P43">If Δ is too large, your loop might “jump over” the true root; if ε is too small, it takes many iterations. | Controlled purely by ε (epsilon):</text:p>
        </text:list-item>
        <text:list-item>
          <text:p text:style-name="P43">ε sets the stopping criterion: stop when |mid² − x| &lt; ε.</text:p>
        </text:list-item>
        <text:list-item>
          <text:p text:style-name="P43">There is no risk of overshooting √x because you always remain within the narrowing interval [low, high].</text:p>
          <text:p text:style-name="P43">Accuracy depends only on ε (smaller ε ⇒ more steps, but always converges). |</text:p>
          <text:p text:style-name="P43">| <text:span text:style-name="Strong_20_Emphasis">Best Use Cases</text:span> | Teaching the basic idea of “guess-and-check” or when x is extremely small so that x / Δ remains modest | Almost every real root-finding scenario where you need a fast, reliable approximation—e.g., √x for large x, inverse CDFs, etc. |</text:p>
        </text:list-item>
      </text:list>
      <text:p text:style-name="Horizontal_20_Line"/>
      <text:h text:style-name="Heading_20_3" text:outline-level="3">Row-by-Row Elaboration</text:h>
      <text:h text:style-name="Heading_20_3" text:outline-level="3">1. Logic</text:h>
      <text:list text:style-name="L14">
        <text:list-item>
          <text:p text:style-name="P45"><text:span text:style-name="Strong_20_Emphasis">Incremental Search</text:span>: </text:p>
          <text:list>
            <text:list-item>
              <text:p text:style-name="P45">Start with <text:span text:style-name="Source_20_Text">guess = 0</text:span>. </text:p>
            </text:list-item>
            <text:list-item>
              <text:p text:style-name="P45">In each loop iteration, do <text:span text:style-name="Source_20_Text">guess += Δ</text:span>. </text:p>
            </text:list-item>
            <text:list-item>
              <text:p text:style-name="P45">Keep going until <text:span text:style-name="Source_20_Text">|guess² − x| &lt; ε</text:span>, at which point <text:span text:style-name="Source_20_Text">guess</text:span> is “close enough” to √x. </text:p>
            </text:list-item>
            <text:list-item>
              <text:p text:style-name="P45">If at any time <text:span text:style-name="Source_20_Text">guess &gt; x</text:span> (and x ≥ 1), we “give up” because we’ve already overshot without finding a close enough value. </text:p>
            </text:list-item>
          </text:list>
        </text:list-item>
        <text:list-item>
          <text:p text:style-name="P45"><text:span text:style-name="Strong_20_Emphasis">Bisection Search</text:span>: </text:p>
          <text:list>
            <text:list-item>
              <text:p text:style-name="P45">Maintain two variables, <text:span text:style-name="Source_20_Text">low</text:span> and <text:span text:style-name="Source_20_Text">high</text:span>, such that √x is known to lie in the interval [low, high]. </text:p>
            </text:list-item>
            <text:list-item>
              <text:p text:style-name="P45">Initially: </text:p>
              <text:list>
                <text:list-item>
                  <text:p text:style-name="P45"><text:span text:style-name="Source_20_Text">low = 0</text:span> </text:p>
                </text:list-item>
                <text:list-item>
                  <text:p text:style-name="P45"><text:span text:style-name="Source_20_Text">high = max(1, x)</text:span> (so that √x must lie between these two) </text:p>
                </text:list-item>
              </text:list>
            </text:list-item>
            <text:list-item>
              <text:p text:style-name="P45">Compute <text:span text:style-name="Source_20_Text">mid = (low + high) / 2</text:span>. </text:p>
            </text:list-item>
            <text:list-item>
              <text:p text:style-name="P45">If <text:span text:style-name="Source_20_Text">mid² &lt; x</text:span>, move the lower bound up: <text:span text:style-name="Source_20_Text">low = mid</text:span>. </text:p>
            </text:list-item>
            <text:list-item>
              <text:p text:style-name="P45">Otherwise, move the upper bound down: <text:span text:style-name="Source_20_Text">high = mid</text:span>. </text:p>
            </text:list-item>
            <text:list-item>
              <text:p text:style-name="P45">Repeat until <text:span text:style-name="Source_20_Text">|mid² − x| &lt; ε</text:span>. </text:p>
            </text:list-item>
            <text:list-item>
              <text:p text:style-name="P46"><text:soft-page-break/>This method never “jumps over” the root, because you always cut the interval containing the root in half. </text:p>
            </text:list-item>
          </text:list>
        </text:list-item>
      </text:list>
      <text:h text:style-name="Heading_20_3" text:outline-level="3">2. Complexity</text:h>
      <text:list text:style-name="L15">
        <text:list-item>
          <text:p text:style-name="P47"><text:span text:style-name="Strong_20_Emphasis">Incremental Search: O(x / Δ)</text:span> </text:p>
          <text:list>
            <text:list-item>
              <text:p text:style-name="P47">Because you start at 0 and add Δ each iteration, to reach approximately √x you need about <text:span text:style-name="Source_20_Text">√x / Δ</text:span> steps. </text:p>
            </text:list-item>
            <text:list-item>
              <text:p text:style-name="P47">However, since for x ≥ 1 we stop once <text:span text:style-name="Source_20_Text">guess &gt; x</text:span>, in the worst case you might do roughly <text:span text:style-name="Source_20_Text">x / Δ</text:span> steps. In big-O notation, that is O(x / Δ). </text:p>
            </text:list-item>
            <text:list-item>
              <text:p text:style-name="P47"><text:span text:style-name="Strong_20_Emphasis">Example</text:span>: If x = 10 000 and Δ = 0.0001, then x / Δ = 100 000 000 steps—extremely large. </text:p>
            </text:list-item>
            <text:list-item>
              <text:p text:style-name="P47">As Δ → 0 (to get finer accuracy), the number of steps skyrockets linearly. </text:p>
            </text:list-item>
          </text:list>
        </text:list-item>
        <text:list-item>
          <text:p text:style-name="P47"><text:span text:style-name="Strong_20_Emphasis">Bisection Search: O(log₂((high − low) / ε))</text:span> </text:p>
          <text:list>
            <text:list-item>
              <text:p text:style-name="P47">Each iteration halves the interval length. </text:p>
            </text:list-item>
            <text:list-item>
              <text:p text:style-name="P47">You begin with an interval of length <text:span text:style-name="Source_20_Text">high − low</text:span>. For x ≥ 1, that is <text:span text:style-name="Source_20_Text">x – 0 = x</text:span>. For x &lt; 1, it is <text:span text:style-name="Source_20_Text">1 – 0 = 1</text:span>. </text:p>
            </text:list-item>
            <text:list-item>
              <text:p text:style-name="P47">You stop when the interval’s length is on the order of ε (because once <text:span text:style-name="Source_20_Text">high – low &lt; something like ε</text:span>, then any midpoint is guaranteed to satisfy |mid² − x| &lt; ε, assuming monotonicity). </text:p>
            </text:list-item>
            <text:list-item>
              <text:p text:style-name="P47">In other words, to shrink an interval of length L down to length ε by halving each time requires about <text:span text:style-name="Source_20_Text">log₂(L/ε)</text:span> halvings. </text:p>
            </text:list-item>
            <text:list-item>
              <text:p text:style-name="P47"><text:span text:style-name="Strong_20_Emphasis">Example</text:span>: If x = 10 000, ε = 1e–6, then L = 10 000, so L/ε = 10 000/(1e–6) = 10 010 000 000. </text:p>
              <text:list>
                <text:list-item>
                  <text:p text:style-name="P47"><text:span text:style-name="Source_20_Text">log₂(10 010 000 000) ≈ 33.2</text:span>. </text:p>
                </text:list-item>
                <text:list-item>
                  <text:p text:style-name="P48">You need ~34 iterations total, which is tiny compared to millions or billions of steps. </text:p>
                </text:list-item>
              </text:list>
            </text:list-item>
          </text:list>
        </text:list-item>
      </text:list>
      <text:h text:style-name="Heading_20_3" text:outline-level="3">How to “Describe the Complexity Formula as a Whole”</text:h>
      <text:list text:style-name="L16">
        <text:list-item>
          <text:p text:style-name="P49"><text:span text:style-name="Strong_20_Emphasis">Incremental (O(x / Δ))</text:span> </text:p>
          <text:list>
            <text:list-item>
              <text:p text:style-name="P49">The formula literally says: “As x grows or Δ shrinks, the number of steps grows proportionally.” </text:p>
            </text:list-item>
            <text:list-item>
              <text:p text:style-name="P49">Because each step adds Δ to the guess, covering a total distance up to at most x (for x ≥ 1) takes about x/Δ steps. </text:p>
            </text:list-item>
          </text:list>
        </text:list-item>
        <text:list-item>
          <text:p text:style-name="P49"><text:span text:style-name="Strong_20_Emphasis">Bisection (O(log₂((high − low) / ε)))</text:span> </text:p>
          <text:list>
            <text:list-item>
              <text:p text:style-name="P49">The formula says: “To shrink an initial interval of length (high − low) down to size ε by repeated halving, you need about log₂((high − low)/ε) steps.” </text:p>
            </text:list-item>
            <text:list-item>
              <text:p text:style-name="P49">In practice, for x ≥ 1, initial interval length is x. For x &lt; 1, initial interval length is 1. </text:p>
            </text:list-item>
            <text:list-item>
              <text:p text:style-name="P50">Thus each time you cut the interval in half, and eventually you reach a width smaller than ε. </text:p>
            </text:list-item>
          </text:list>
        </text:list-item>
      </text:list>
      <text:p text:style-name="Horizontal_20_Line"/>
      <text:h text:style-name="Heading_20_3" text:outline-level="3"><text:soft-page-break/>3. Ease of Implementation</text:h>
      <text:list text:style-name="L17">
        <text:list-item>
          <text:p text:style-name="P51"><text:span text:style-name="Strong_20_Emphasis">Incremental Search</text:span> </text:p>
          <text:list>
            <text:list-item>
              <text:p text:style-name="P52"><text:span text:style-name="Strong_20_Emphasis">Pros</text:span>: Just one variable (<text:span text:style-name="Source_20_Text">guess</text:span>) to manage. The loop condition is easy to read:</text:p>
              <text:p text:style-name="P53"><text:span text:style-name="Source_20_Text">python</text:span></text:p>
              <text:p text:style-name="P53"><text:span text:style-name="Source_20_Text">CopyEdit</text:span></text:p>
              <text:p text:style-name="P53"><text:span text:style-name="Source_20_Text">while abs(guess**2 - x) &gt;= epsilon:</text:span></text:p>
              <text:p text:style-name="P53"><text:span text:style-name="Source_20_Text"><text:s text:c="4"/>guess += delta</text:span></text:p>
              <text:p text:style-name="P54"/>
            </text:list-item>
            <text:list-item>
              <text:p text:style-name="P52"><text:span text:style-name="Strong_20_Emphasis">Cons</text:span>:</text:p>
              <text:list>
                <text:list-item>
                  <text:p text:style-name="P51">If Δ is too large, your loop might “jump” from a <text:span text:style-name="Source_20_Text">guess</text:span> slightly below √x to a <text:span text:style-name="Source_20_Text">guess</text:span> slightly above √x, so <text:span text:style-name="Source_20_Text">|guess² – x|</text:span> might never be &lt; ε before you overshoot. </text:p>
                </text:list-item>
                <text:list-item>
                  <text:p text:style-name="P51">You have to add a safeguard <text:span text:style-name="Source_20_Text">if guess &gt; x and x &gt;= 1: break</text:span> to avoid an infinite loop when x ≥ 1. </text:p>
                </text:list-item>
                <text:list-item>
                  <text:p text:style-name="P51">If x &lt; 1, you might end up scanning from 0 all the way up to, say, 1.0 with a very small Δ, making it extremely slow. </text:p>
                </text:list-item>
              </text:list>
            </text:list-item>
          </text:list>
        </text:list-item>
        <text:list-item>
          <text:p text:style-name="P51"><text:span text:style-name="Strong_20_Emphasis">Bisection Search</text:span> </text:p>
          <text:list>
            <text:list-item>
              <text:p text:style-name="P51"><text:span text:style-name="Strong_20_Emphasis">Pros</text:span>: </text:p>
              <text:list>
                <text:list-item>
                  <text:p text:style-name="P51">Guaranteed convergence (interval is always shrinking). </text:p>
                </text:list-item>
                <text:list-item>
                  <text:p text:style-name="P51">No danger of “jumping over” the root—√x always stays between low and high. </text:p>
                </text:list-item>
                <text:list-item>
                  <text:p text:style-name="P51">Easy to prove that each step cuts the uncertainty in half. </text:p>
                </text:list-item>
              </text:list>
            </text:list-item>
            <text:list-item>
              <text:p text:style-name="P51"><text:span text:style-name="Strong_20_Emphasis">Cons</text:span>: </text:p>
              <text:list>
                <text:list-item>
                  <text:p text:style-name="P51">Slightly more lines of code: you need to store both <text:span text:style-name="Source_20_Text">low</text:span> and <text:span text:style-name="Source_20_Text">high</text:span>, compute <text:span text:style-name="Source_20_Text">mid</text:span>, then decide which side to keep. </text:p>
                </text:list-item>
                <text:list-item>
                  <text:p text:style-name="P51">You must initialize the interval properly (e.g., <text:span text:style-name="Source_20_Text">high = max(1, x)</text:span>). </text:p>
                </text:list-item>
                <text:list-item>
                  <text:p text:style-name="P52">You have to remember to update both <text:span text:style-name="Source_20_Text">mid = (low + high)/2</text:span> and a step counter if you want to track iterations. 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4. Accuracy Control</text:h>
      <text:list text:style-name="L18">
        <text:list-item>
          <text:p text:style-name="P55"><text:span text:style-name="Strong_20_Emphasis">Incremental Search:</text:span> </text:p>
          <text:list>
            <text:list-item>
              <text:p text:style-name="P55"><text:span text:style-name="Strong_20_Emphasis">Δ (delta)</text:span> </text:p>
              <text:list>
                <text:list-item>
                  <text:p text:style-name="P55">This is the fixed “step size” by which <text:span text:style-name="Source_20_Text">guess</text:span> is incremented on each iteration: <text:span text:style-name="Source_20_Text">guess += Δ</text:span>. </text:p>
                </text:list-item>
                <text:list-item>
                  <text:p text:style-name="P55"><text:span text:style-name="Strong_20_Emphasis">Smaller Δ</text:span> ⇒ you move in tinier steps, so you can get closer to √x—but that also means <text:span text:style-name="Strong_20_Emphasis">more iterations</text:span> (proportional to 1/Δ). </text:p>
                </text:list-item>
                <text:list-item>
                  <text:p text:style-name="P55"><text:span text:style-name="Strong_20_Emphasis">Larger Δ</text:span> ⇒ fewer iterations, but you risk “overshooting” or never landing within the tolerance band around √x. </text:p>
                </text:list-item>
                <text:list-item>
                  <text:p text:style-name="P55">If Δ &gt; ε, it might be impossible to satisfy <text:span text:style-name="Source_20_Text">|guess² − x| &lt; ε</text:span>, because you jump in increments larger than your tolerance band. </text:p>
                </text:list-item>
              </text:list>
            </text:list-item>
            <text:list-item>
              <text:p text:style-name="P55"><text:soft-page-break/><text:span text:style-name="Strong_20_Emphasis">ε (epsilon)</text:span> </text:p>
              <text:list>
                <text:list-item>
                  <text:p text:style-name="P56">The “tolerance” on the squared difference: you stop when∣guess2−x∣&lt;ε.</text:p>
                  <text:p text:style-name="P56">∣ guess2−x ∣&lt;ε. |\,guess^2 - x\,| &lt; \varepsilon.</text:p>
                </text:list-item>
                <text:list-item>
                  <text:p text:style-name="P56"><text:span text:style-name="Strong_20_Emphasis">Smaller ε</text:span> ⇒ stricter requirement (closer to the true √x) ⇒ more iterations (because |guess² − x| takes longer to fall below a tiny ε).</text:p>
                </text:list-item>
                <text:list-item>
                  <text:p text:style-name="P56"><text:span text:style-name="Strong_20_Emphasis">Larger ε</text:span> ⇒ you accept a rougher approximation (fewer steps).</text:p>
                </text:list-item>
              </text:list>
            </text:list-item>
            <text:list-item>
              <text:p text:style-name="P55"><text:span text:style-name="Strong_20_Emphasis">Combined Effect</text:span> </text:p>
              <text:list>
                <text:list-item>
                  <text:p text:style-name="P55">If Δ is extremely small (say 1e–6) but ε is relatively large (say 1e–2), you’ll still waste time taking many tiny steps—even though you only needed to be “within 0.01.” </text:p>
                </text:list-item>
                <text:list-item>
                  <text:p text:style-name="P55">If Δ is large (say 1e–1) but ε is tiny (say 1e–6), you might never satisfy the stopping criterion because you jump in increments of 0.1 but need to be precise to 0.000001. </text:p>
                </text:list-item>
                <text:list-item>
                  <text:p text:style-name="P55">In practice, you must choose Δ and ε together so that Δ ≲ ε; otherwise, you risk either an infinite loop or a pointless over-precision. </text:p>
                </text:list-item>
              </text:list>
            </text:list-item>
          </text:list>
        </text:list-item>
        <text:list-item>
          <text:p text:style-name="P55"><text:span text:style-name="Strong_20_Emphasis">Bisection Search:</text:span> </text:p>
          <text:list>
            <text:list-item>
              <text:p text:style-name="P55"><text:span text:style-name="Strong_20_Emphasis">ε (epsilon) Only</text:span> </text:p>
              <text:list>
                <text:list-item>
                  <text:p text:style-name="P56">You never need a Δ here—because you aren’t adding a fixed step; you’re halving an interval.</text:p>
                </text:list-item>
                <text:list-item>
                  <text:p text:style-name="P56">The stopping test is∣mid2−x∣≤ε,</text:p>
                  <text:p text:style-name="P56">∣ mid2−x ∣≤ε, |\,mid^2 - x\,| \leq \varepsilon,</text:p>
                  <text:p text:style-name="P56">or equivalently “stop when <text:span text:style-name="Source_20_Text">(high - low)/2 &lt; some function of ε</text:span>.”</text:p>
                </text:list-item>
                <text:list-item>
                  <text:p text:style-name="P56"><text:span text:style-name="Strong_20_Emphasis">Smaller ε</text:span> ⇒ you keep halving until the squared‐error is tiny. But each halving cuts the interval in half, so you only need about log⁡2(initial interval lengthε)\log_2(\frac{\text{initial interval length}}{\varepsilon})log2(εinitial interval length) steps.</text:p>
                </text:list-item>
                <text:list-item>
                  <text:p text:style-name="P56"><text:span text:style-name="Strong_20_Emphasis">No Overshoot Risk</text:span>: Because <text:span text:style-name="Source_20_Text">mid</text:span> is always inside [low, high], you never jump past √x. Each iteration maintains the invariant “low ≤ √x ≤ high.”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5. Best Use Cases</text:h>
      <text:list text:style-name="L19">
        <text:list-item>
          <text:p text:style-name="P57"><text:span text:style-name="Strong_20_Emphasis">Incremental Search</text:span> </text:p>
          <text:list>
            <text:list-item>
              <text:p text:style-name="P57">Great <text:span text:style-name="Strong_20_Emphasis">teaching tool</text:span>: it illustrates the fundamental idea of approximation by repeated “guess and check.” Students see instantly that tiny Δ means more loops. </text:p>
            </text:list-item>
            <text:list-item>
              <text:p text:style-name="P57">If x is extremely small—say x = 0.000001—and Δ is something comparable, the loop might finish in a handful of steps. </text:p>
            </text:list-item>
            <text:list-item>
              <text:p text:style-name="P57"><text:span text:style-name="Strong_20_Emphasis">But</text:span> for any moderate or large x, or if Δ needs to be small, it becomes infeasible. </text:p>
            </text:list-item>
          </text:list>
        </text:list-item>
        <text:list-item>
          <text:p text:style-name="P57"><text:soft-page-break/><text:span text:style-name="Strong_20_Emphasis">Bisection Search</text:span> </text:p>
          <text:list>
            <text:list-item>
              <text:p text:style-name="P57">Almost <text:span text:style-name="Strong_20_Emphasis">all real</text:span> root‐finding applications. Anytime you have a continuous, monotonic function f(r) (e.g., f(r) = r² − x) and you know f(low) and f(high) have opposite signs—or you know the root is between low and high by some other argument—you can use bisection. </text:p>
            </text:list-item>
            <text:list-item>
              <text:p text:style-name="P57">Works not only for √x but also for solving for percentiles, quantiles, n-th roots, or any equation of the form f(r) = 0 when you can narrow down an interval containing the root. </text:p>
            </text:list-item>
            <text:list-item>
              <text:p text:style-name="P58">Scales beautifully: whether x is 10 or x is 10⁸ or 10⁻⁸, you still need only O(log₂((high−low)/ε)) steps. </text:p>
            </text:list-item>
          </text:list>
        </text:list-item>
      </text:list>
      <text:h text:style-name="Heading_20_2" text:outline-level="2">8. Side-by-Side Comparison &amp; Interactive Quiz (5 minutes)</text:h>
      <text:list text:style-name="L20">
        <text:list-item>
          <text:p text:style-name="P59"><text:span text:style-name="Strong_20_Emphasis">Comparison Table (on Slide or Drawn)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spect</text:p>
            </table:table-cell>
            <table:table-cell table:style-name="Table1.A1" office:value-type="string">
              <text:p text:style-name="Table_20_Heading">Incremental Search</text:p>
            </table:table-cell>
            <table:table-cell table:style-name="Table1.A1" office:value-type="string">
              <text:p text:style-name="Table_20_Heading">Bisection Search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Logic</text:span></text:p>
          </table:table-cell>
          <table:table-cell table:style-name="Table1.A1" office:value-type="string">
            <text:p text:style-name="Table_20_Contents">Step by fixed Δ from 0 until close enough</text:p>
          </table:table-cell>
          <table:table-cell table:style-name="Table1.A1" office:value-type="string">
            <text:p text:style-name="Table_20_Contents">Halve interval [low, high] each tim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plexity</text:span></text:p>
          </table:table-cell>
          <table:table-cell table:style-name="Table1.A1" office:value-type="string">
            <text:p text:style-name="Table_20_Contents">O(x / Δ) steps (linear)</text:p>
          </table:table-cell>
          <table:table-cell table:style-name="Table1.A1" office:value-type="string">
            <text:p text:style-name="Table_20_Contents">O(log₂((high−low)/ε)) steps (log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ase of Implementation</text:span></text:p>
          </table:table-cell>
          <table:table-cell table:style-name="Table1.A1" office:value-type="string">
            <text:p text:style-name="Table_20_Contents">Very simple code, but watch for infinite loops</text:p>
          </table:table-cell>
          <table:table-cell table:style-name="Table1.A1" office:value-type="string">
            <text:p text:style-name="Table_20_Contents">Slightly more logic, but relia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ccuracy Control</text:span></text:p>
          </table:table-cell>
          <table:table-cell table:style-name="Table1.A1" office:value-type="string">
            <text:p text:style-name="Table_20_Contents">Tied to Δ &amp; ε; Δ too large may overshoot</text:p>
          </table:table-cell>
          <table:table-cell table:style-name="Table1.A1" office:value-type="string">
            <text:p text:style-name="Table_20_Contents">Controlled purely by ε; no overshoo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est Use Cases</text:span></text:p>
          </table:table-cell>
          <table:table-cell table:style-name="Table1.A1" office:value-type="string">
            <text:p text:style-name="Table_20_Contents">Crazy-small inputs or teaching concept</text:p>
          </table:table-cell>
          <table:table-cell table:style-name="Table1.A1" office:value-type="string">
            <text:p text:style-name="Table_20_Contents">Almost every “root-finding” scenario</text:p>
          </table:table-cell>
        </table:table-row>
      </table:table>
      <text:list text:continue-numbering="true" text:style-name="L20">
        <text:list-item>
          <text:p text:style-name="P59"><text:span text:style-name="Strong_20_Emphasis">“Lightning Quiz” (Shout-Out):</text:span></text:p>
          <text:list>
            <text:list-item>
              <text:p text:style-name="P60"><text:span text:style-name="Strong_20_Emphasis">Q1:</text:span> If x=1 000 000 and ε=0.01, which method is faster, and why? </text:p>
              <text:list>
                <text:list-item>
                  <text:p text:style-name="P60"><text:span text:style-name="Emphasis">Expected Answer:</text:span> Bisection—because incremental needs ~1 000 000 / 0.0001 = 10 billion steps; bisection needs ~log₂(1 000 000 / 0.01) ≈ 27 steps. </text:p>
                </text:list-item>
              </text:list>
            </text:list-item>
            <text:list-item>
              <text:p text:style-name="P60"><text:span text:style-name="Strong_20_Emphasis">Q2:</text:span> Why can’t we use <text:span text:style-name="Source_20_Text">==</text:span> in the loop condition (<text:span text:style-name="Source_20_Text">guess*guess == x</text:span>)? </text:p>
              <text:list>
                <text:list-item>
                  <text:p text:style-name="P60"><text:span text:style-name="Emphasis">Expected Answer:</text:span> Float errors—<text:span text:style-name="Source_20_Text">guess*guess</text:span> may never exactly equal x in binary. </text:p>
                </text:list-item>
              </text:list>
            </text:list-item>
          </text:list>
        </text:list-item>
        <text:list-item>
          <text:p text:style-name="P59"><text:span text:style-name="Strong_20_Emphasis">Real-World Tie-In:</text:span></text:p>
          <text:list>
            <text:list-item>
              <text:p text:style-name="P59">In data science, you might need to invert a CDF, find quantiles, or optimize loss functions—all of these use approximations, not exact solutions. This foundational concept—with floats and “good enough” loops—applies everywhere from training machine-learning models to processing sensor readings. </text:p>
            </text:list-item>
          </text:list>
        </text:list-item>
      </text:list>
      <text:p text:style-name="Horizontal_20_Line"/>
      <text:h text:style-name="Heading_20_2" text:outline-level="2">9. Hands-On Practice Problems (10 minutes)</text:h>
      <text:p text:style-name="Quotations">Instructions:</text:p>
      <text:list text:style-name="L21">
        <text:list-item>
          <text:p text:style-name="P61"><text:soft-page-break/>Work individually or in pairs. </text:p>
        </text:list-item>
        <text:list-item>
          <text:p text:style-name="P61">Jot down a quick pseudocode or write Python in Colab. </text:p>
        </text:list-item>
        <text:list-item>
          <text:p text:style-name="P62">We’ll discuss answers as a group afterward. </text:p>
        </text:list-item>
      </text:list>
      <text:list text:style-name="L22">
        <text:list-item>
          <text:p text:style-name="P63"><text:span text:style-name="Strong_20_Emphasis">Problem A: Implement </text:span><text:span text:style-name="Strong_20_Emphasis"><text:span text:style-name="Source_20_Text">is_close(a, b, ε)</text:span></text:span> </text:p>
          <text:list>
            <text:list-item>
              <text:p text:style-name="P63"><text:span text:style-name="Strong_20_Emphasis">Task:</text:span> Write a function that returns <text:span text:style-name="Source_20_Text">True</text:span> if <text:span text:style-name="Source_20_Text">|a − b| &lt; ε</text:span>, else <text:span text:style-name="Source_20_Text">False</text:span>. </text:p>
            </text:list-item>
            <text:list-item>
              <text:p text:style-name="P63"><text:span text:style-name="Strong_20_Emphasis">Then:</text:span> Check <text:span text:style-name="Source_20_Text">is_close(0.1 + 0.2, 0.3, ε=1e−9)</text:span> and print the result. </text:p>
            </text:list-item>
          </text:list>
        </text:list-item>
        <text:list-item>
          <text:p text:style-name="P63"><text:span text:style-name="Strong_20_Emphasis">Problem B: Incremental Search Variation</text:span> </text:p>
          <text:list>
            <text:list-item>
              <text:p text:style-name="P63"><text:span text:style-name="Strong_20_Emphasis">Given:</text:span> <text:span text:style-name="Source_20_Text">x = 5</text:span>; <text:span text:style-name="Source_20_Text">ε = 1e−6</text:span>; <text:span text:style-name="Source_20_Text">increment = 1e−6</text:span>. </text:p>
            </text:list-item>
            <text:list-item>
              <text:p text:style-name="P63"><text:span text:style-name="Strong_20_Emphasis">Task:</text:span> Write code (or pseudocode) to find √5. </text:p>
            </text:list-item>
            <text:list-item>
              <text:p text:style-name="P63"><text:span text:style-name="Strong_20_Emphasis">Questions:</text:span> </text:p>
              <text:list>
                <text:list-item>
                  <text:p text:style-name="P63">Approximately how many guesses? (Estimate: √5 ≈ 2.236; 2.236 / 0.000001 ≈ 2.236 million guesses.) </text:p>
                </text:list-item>
                <text:list-item>
                  <text:p text:style-name="P63">Does your code finish in reasonable time? </text:p>
                </text:list-item>
                <text:list-item>
                  <text:p text:style-name="P63">Print your final guess and number of guesses. </text:p>
                </text:list-item>
              </text:list>
            </text:list-item>
          </text:list>
        </text:list-item>
        <text:list-item>
          <text:p text:style-name="P63"><text:span text:style-name="Strong_20_Emphasis">Problem C: Bisection Search for √2</text:span> </text:p>
          <text:list>
            <text:list-item>
              <text:p text:style-name="P63"><text:span text:style-name="Strong_20_Emphasis">Task:</text:span> Use (or adapt) <text:span text:style-name="Source_20_Text">sqrt_bisection</text:span> to find √2 with ε = 1e−6. </text:p>
            </text:list-item>
            <text:list-item>
              <text:p text:style-name="P63"><text:span text:style-name="Strong_20_Emphasis">Questions:</text:span> </text:p>
              <text:list>
                <text:list-item>
                  <text:p text:style-name="P63">How many steps did it take? (Answer: ~20–25 steps, since log₂((1−0)/1e−6) ≈ 20.) </text:p>
                </text:list-item>
                <text:list-item>
                  <text:p text:style-name="P64">Check that <text:span text:style-name="Source_20_Text">(guess)^2</text:span> is within 1e−6 of 2. </text:p>
                </text:list-item>
              </text:list>
            </text:list-item>
          </text:list>
        </text:list-item>
      </text:list>
      <text:p text:style-name="Quotations">Instructor Note: Give hints nudging them to copy the earlier code templates and adjust parameters.</text:p>
      <text:p text:style-name="Horizontal_20_Line"/>
      <text:h text:style-name="Heading_20_2" text:outline-level="2">10. Solutions &amp; Discussion (5 minutes)</text:h>
      <text:list text:style-name="L23">
        <text:list-item>
          <text:p text:style-name="P65"><text:span text:style-name="Strong_20_Emphasis">Solution A (</text:span><text:span text:style-name="Strong_20_Emphasis"><text:span text:style-name="Source_20_Text">is_close</text:span></text:span><text:span text:style-name="Strong_20_Emphasis">):</text:span></text:p>
          <text:p text:style-name="P66"><text:span text:style-name="Source_20_Text">python</text:span></text:p>
          <text:p text:style-name="P66"><text:span text:style-name="Source_20_Text">CopyEdit</text:span></text:p>
          <text:p text:style-name="P66"><text:span text:style-name="Source_20_Text">def is_close(a, b, eps=1e-9):</text:span></text:p>
          <text:p text:style-name="P66"><text:span text:style-name="Source_20_Text"><text:s text:c="4"/>return abs(a - b) &lt; eps</text:span></text:p>
          <text:p text:style-name="P66"/>
          <text:p text:style-name="P66"><text:span text:style-name="Source_20_Text">print(is_close(0.1 + 0.2, 0.3, 1e-9)) <text:s/># True</text:span></text:p>
          <text:p text:style-name="P67"/>
        </text:list-item>
        <text:list-item>
          <text:p text:style-name="P65"><text:span text:style-name="Strong_20_Emphasis">Solution B (Incremental for x=5):</text:span></text:p>
          <text:p text:style-name="P66"><text:span text:style-name="Source_20_Text">python</text:span></text:p>
          <text:p text:style-name="P66"><text:span text:style-name="Source_20_Text">CopyEdit</text:span></text:p>
          <text:p text:style-name="P66"><text:span text:style-name="Source_20_Text">def sqrt_approx_incremental(x, epsilon=1e-6, increment=1e-6):</text:span></text:p>
          <text:p text:style-name="P66"><text:span text:style-name="Source_20_Text"><text:s text:c="4"/>guess = 0.0</text:span></text:p>
          <text:p text:style-name="P66"><text:span text:style-name="Source_20_Text"><text:s text:c="4"/>num_guesses = 0</text:span></text:p>
          <text:p text:style-name="P66"><text:span text:style-name="Source_20_Text"><text:s text:c="4"/>while abs(guess*guess - x) &gt;= epsilon:</text:span></text:p>
          <text:p text:style-name="P66"><text:span text:style-name="Source_20_Text"><text:s text:c="8"/>guess += increment</text:span></text:p>
          <text:p text:style-name="P66"><text:span text:style-name="Source_20_Text"><text:s text:c="8"/>num_guesses += 1</text:span></text:p>
          <text:p text:style-name="P66"><text:soft-page-break/><text:span text:style-name="Source_20_Text"><text:s text:c="8"/>if guess &gt; x and x &gt;= 1:</text:span></text:p>
          <text:p text:style-name="P66"><text:span text:style-name="Source_20_Text"><text:s text:c="12"/>print("Give up on x =", x)</text:span></text:p>
          <text:p text:style-name="P66"><text:span text:style-name="Source_20_Text"><text:s text:c="12"/>break</text:span></text:p>
          <text:p text:style-name="P66"><text:span text:style-name="Source_20_Text"><text:s text:c="4"/>return guess, num_guesses</text:span></text:p>
          <text:p text:style-name="P66"/>
          <text:p text:style-name="P66"><text:span text:style-name="Source_20_Text">root, guesses = sqrt_approx_incremental(5, 1e-6, 1e-6)</text:span></text:p>
          <text:p text:style-name="P66"><text:span text:style-name="Source_20_Text">print(f"√5 ≈ {root:.6f} in {guesses} guesses")</text:span></text:p>
          <text:p text:style-name="P66"><text:span text:style-name="Source_20_Text"># Expect ~2.236068, with ~2.236 million guesses → may take a few seconds.</text:span></text:p>
          <text:p text:style-name="P67"/>
        </text:list-item>
        <text:list-item>
          <text:p text:style-name="P65"><text:span text:style-name="Strong_20_Emphasis">Solution C (Bisection for x=2):</text:span></text:p>
          <text:p text:style-name="P66"><text:span text:style-name="Source_20_Text">python</text:span></text:p>
          <text:p text:style-name="P66"><text:span text:style-name="Source_20_Text">CopyEdit</text:span></text:p>
          <text:p text:style-name="P66"><text:span text:style-name="Source_20_Text">root, steps = sqrt_bisection(2, epsilon=1e-6)</text:span></text:p>
          <text:p text:style-name="P66"><text:span text:style-name="Source_20_Text">print(f"√2 ≈ {root:.6f} in {steps} steps")</text:span></text:p>
          <text:p text:style-name="P66"><text:span text:style-name="Source_20_Text"># Expect ~1.414214, with ~20–25 steps.</text:span></text:p>
          <text:p text:style-name="P66"><text:span text:style-name="Source_20_Text">print("Check:", abs(root*root - 2) &lt; 1e-6) <text:s/># True</text:span></text:p>
          <text:p text:style-name="P67"/>
        </text:list-item>
        <text:list-item>
          <text:p text:style-name="P65"><text:span text:style-name="Strong_20_Emphasis">Group Reflection:</text:span></text:p>
          <text:list>
            <text:list-item>
              <text:p text:style-name="P68">Notice the <text:span text:style-name="Strong_20_Emphasis">vast difference</text:span>: incremental was millions of loops; bisection was only ~20. </text:p>
            </text:list-item>
            <text:list-item>
              <text:p text:style-name="P65">Encourage students to think “When I code data-science tasks (e.g., root-finding, optimizing parameters), I almost always rely on smarter approaches than naive scanning.” </text:p>
            </text:list-item>
          </text:list>
        </text:list-item>
      </text:list>
      <text:p text:style-name="Horizontal_20_Line"/>
      <text:h text:style-name="Heading_20_2" text:outline-level="2">11. Wrap-Up, Key Takeaways &amp; Looking Ahead (5 minutes)</text:h>
      <text:list text:style-name="L24">
        <text:list-item>
          <text:p text:style-name="P69"><text:span text:style-name="Strong_20_Emphasis">Key Takeaways (Bullet List on Slide):</text:span> </text:p>
          <text:list>
            <text:list-item>
              <text:p text:style-name="P69"><text:span text:style-name="Strong_20_Emphasis">Floats Are Approximate:</text:span> Most decimals (like 0.1, 0.2) have no exact binary representation → tiny “rounding noise.” </text:p>
            </text:list-item>
            <text:list-item>
              <text:p text:style-name="P69"><text:span text:style-name="Strong_20_Emphasis">Never Use </text:span><text:span text:style-name="Strong_20_Emphasis"><text:span text:style-name="Source_20_Text">==</text:span></text:span><text:span text:style-name="Strong_20_Emphasis"> on Floats:</text:span> Always compare with a small tolerance (<text:span text:style-name="Source_20_Text">abs(a - b) &lt; ε</text:span>). </text:p>
            </text:list-item>
            <text:list-item>
              <text:p text:style-name="P69"><text:span text:style-name="Strong_20_Emphasis">Approximation Methods:</text:span> </text:p>
              <text:list>
                <text:list-item>
                  <text:p text:style-name="P69"><text:span text:style-name="Strong_20_Emphasis">Incremental Search:</text:span> Simple but extremely slow for large ranges or tiny increments. </text:p>
                </text:list-item>
                <text:list-item>
                  <text:p text:style-name="P69"><text:span text:style-name="Strong_20_Emphasis">Bisection Search:</text:span> Fast (logarithmic), reliable, and easy to code once you understand “halving an interval.” </text:p>
                </text:list-item>
              </text:list>
            </text:list-item>
            <text:list-item>
              <text:p text:style-name="P69"><text:span text:style-name="Strong_20_Emphasis">Real-World Impact:</text:span> From pricing engines to sensor data in self-driving cars, ignoring float quirks leads to bugs that can cost money or lives. </text:p>
            </text:list-item>
          </text:list>
        </text:list-item>
        <text:list-item>
          <text:p text:style-name="P69"><text:span text:style-name="Strong_20_Emphasis">Final Quick Poll (Thumbs-Up / Thumbs-Down):</text:span> </text:p>
          <text:list>
            <text:list-item>
              <text:p text:style-name="P69">Did today’s analogies (kitchen scale, GPS) help cement the idea of “limit of precision”? </text:p>
            </text:list-item>
            <text:list-item>
              <text:p text:style-name="P69">Is the difference between incremental vs. bisection clear? </text:p>
            </text:list-item>
            <text:list-item>
              <text:p text:style-name="P69">If any “thumbs down,” ask for specific points of confusion. </text:p>
            </text:list-item>
          </text:list>
        </text:list-item>
        <text:list-item>
          <text:p text:style-name="P69"><text:span text:style-name="Strong_20_Emphasis">Sneak Peek to Topic 6:</text:span> </text:p>
          <text:list>
            <text:list-item>
              <text:p text:style-name="P69"><text:soft-page-break/>Next lesson, we’ll dive into <text:span text:style-name="Strong_20_Emphasis">Lists &amp; Loops for Data Handling</text:span>—showing how everything we just learned about floats will matter when we work with arrays of numbers (e.g., reading CSVs, computing averages, summarizing data). </text:p>
            </text:list-item>
            <text:list-item>
              <text:p text:style-name="P69">Hint: We’ll revisit float precision when we do linear regression by minimizing a loss function (gradient descent uses approximations too!). </text:p>
            </text:list-item>
          </text:list>
        </text:list-item>
        <text:list-item>
          <text:p text:style-name="P69"><text:span text:style-name="Strong_20_Emphasis">Homework Challenge (Optional):</text:span> </text:p>
          <text:list>
            <text:list-item>
              <text:p text:style-name="P69">Write a “mini-library” in Python that includes: </text:p>
              <text:list>
                <text:list-item>
                  <text:p text:style-name="P69"><text:span text:style-name="Source_20_Text">is_close(a, b, eps)</text:span> </text:p>
                </text:list-item>
                <text:list-item>
                  <text:p text:style-name="P69"><text:span text:style-name="Source_20_Text">sqrt_incremental(x, eps, inc)</text:span> </text:p>
                </text:list-item>
                <text:list-item>
                  <text:p text:style-name="P69"><text:span text:style-name="Source_20_Text">sqrt_bisection(x, eps)</text:span> </text:p>
                </text:list-item>
              </text:list>
            </text:list-item>
            <text:list-item>
              <text:p text:style-name="P69">Test each on a random list of values (e.g., x = 0.01, 0.1, 1, 2, 10, 100). </text:p>
            </text:list-item>
            <text:list-item>
              <text:p text:style-name="P69">Plot the <text:span text:style-name="Strong_20_Emphasis">number of steps</text:span> vs. each x for both methods (bonus: use <text:span text:style-name="Source_20_Text">matplotlib</text:span>!). </text:p>
            </text:list-item>
            <text:list-item>
              <text:p text:style-name="P69">Share results in our class Slack/lab channel—you’ll see visually how bisection is almost a flat line, but incremental shoots upward rapidly. </text:p>
            </text:list-item>
          </text:list>
        </text:list-item>
        <text:list-item>
          <text:p text:style-name="P69"><text:span text:style-name="Strong_20_Emphasis">Encouragement:</text:span> </text:p>
          <text:list>
            <text:list-item>
              <text:p text:style-name="P69">“Even if you never write a square-root function manually, these exercises build the critical mindset: <text:span text:style-name="Emphasis">understand your tools’ limitations</text:span>, <text:span text:style-name="Emphasis">always test edge cases</text:span>, and <text:span text:style-name="Emphasis">think about algorithmic efficiency</text:span> from day one.” </text:p>
            </text:list-item>
            <text:list-item>
              <text:p text:style-name="P70">Data science is as much about engineering sound code as it is about statistics—today’s lesson is the perfect example of blending both.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1:20:52.605639068</meta:creation-date>
    <dc:date>2025-06-13T11:22:19.243780045</dc:date>
    <meta:editing-duration>PT1M27S</meta:editing-duration>
    <meta:editing-cycles>1</meta:editing-cycles>
    <meta:document-statistic meta:table-count="1" meta:image-count="0" meta:object-count="0" meta:page-count="18" meta:paragraph-count="496" meta:word-count="4981" meta:character-count="27867" meta:non-whitespace-character-count="23173"/>
    <meta:generator>LibreOffice/24.8.7.2$Linux_X86_64 LibreOffice_project/480$Build-2</meta:generator>
  </office:meta>
</office:document-meta>
</file>